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2f62" officeooo:paragraph-rsid="001c2f62"/>
    </style:style>
    <style:style style:name="P2" style:family="paragraph" style:parent-style-name="Standard">
      <style:text-properties officeooo:rsid="001cb243" officeooo:paragraph-rsid="001cb243"/>
    </style:style>
    <style:style style:name="P3" style:family="paragraph" style:parent-style-name="Standard">
      <style:text-properties officeooo:rsid="001cfd9c" officeooo:paragraph-rsid="001cfd9c"/>
    </style:style>
    <style:style style:name="P4" style:family="paragraph" style:parent-style-name="Standard">
      <style:text-properties officeooo:rsid="001d61c3" officeooo:paragraph-rsid="001d61c3"/>
    </style:style>
    <style:style style:name="P5" style:family="paragraph" style:parent-style-name="Preformatted_20_Text">
      <style:text-properties style:font-name="DejaVu Sans Mono" fo:font-size="10pt" officeooo:rsid="001c2f62" officeooo:paragraph-rsid="001c2f62"/>
    </style:style>
    <style:style style:name="P6" style:family="paragraph" style:parent-style-name="Preformatted_20_Text">
      <style:text-properties style:font-name="DejaVu Sans Mono" fo:font-size="10pt" officeooo:rsid="001cb243" officeooo:paragraph-rsid="001cb243"/>
    </style:style>
    <style:style style:name="P7" style:family="paragraph" style:parent-style-name="Preformatted_20_Text">
      <style:text-properties style:font-name="DejaVu Sans Mono" fo:font-size="10pt" officeooo:paragraph-rsid="001cb243"/>
    </style:style>
    <style:style style:name="P8" style:family="paragraph" style:parent-style-name="Preformatted_20_Text">
      <style:text-properties officeooo:rsid="001cfd9c" officeooo:paragraph-rsid="001cfd9c"/>
    </style:style>
    <style:style style:name="P9" style:family="paragraph" style:parent-style-name="Preformatted_20_Text">
      <style:paragraph-properties fo:margin-top="0cm" fo:margin-bottom="0cm" loext:contextual-spacing="false" fo:padding="0cm" fo:border="none"/>
    </style:style>
    <style:style style:name="P10" style:family="paragraph" style:parent-style-name="Preformatted_20_Text">
      <style:paragraph-properties fo:margin-top="0cm" fo:margin-bottom="0cm" loext:contextual-spacing="false" fo:padding="0cm" fo:border="none"/>
      <style:text-properties style:font-name="DejaVu Sans Mono" fo:font-size="10pt"/>
    </style:style>
    <style:style style:name="T1" style:family="text">
      <style:text-properties style:font-name="DejaVu Sans Mono" fo:font-size="10pt"/>
    </style:style>
    <style:style style:name="T2" style:family="text">
      <style:text-properties fo:color="#0000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TestForMultipleHeuristics(matrix(rep(1,25),nrow=5),c(1.3,1.8,2.2,2.8,3.2),rep(1,5),rep(1,5),rep(1/5,5),ListOfHeuristics,ListOfDepths,ListOfIndices,1000)</text:p>
      <text:p text:style-name="P1"/>
      <text:p text:style-name="P5"><text:bookmark text:name="rstudio_console_output"/>$Errors</text:p>
      <text:p text:style-name="P9"><text:s text:c="6"/><text:span text:style-name="T1">[,1] [,2] [,3] <text:s text:c="6"/>[,4]</text:span></text:p>
      <text:p text:style-name="P9"><text:s/><text:span text:style-name="T1">[1,] <text:s text:c="3"/>1 <text:s text:c="3"/>1 <text:s text:c="3"/>1 <text:s/>2.5676367</text:span></text:p>
      <text:p text:style-name="P9"><text:s/><text:span text:style-name="T1">[2,] <text:s text:c="3"/>1 <text:s text:c="3"/>1 <text:s text:c="3"/>2 17.9534504</text:span></text:p>
      <text:p text:style-name="P9"><text:s/><text:span text:style-name="T1">[3,] <text:s text:c="3"/>1 <text:s text:c="3"/>2 <text:s text:c="3"/>1 <text:s/>3.3756651</text:span></text:p>
      <text:p text:style-name="P9"><text:s/><text:span text:style-name="T1">[4,] <text:s text:c="3"/>1 <text:s text:c="3"/>2 <text:s text:c="3"/>2 <text:s/>1.7541476</text:span></text:p>
      <text:p text:style-name="P9"><text:s/><text:span text:style-name="T1">[5,] <text:s text:c="3"/>1 <text:s text:c="3"/>3 <text:s text:c="3"/>1 <text:s/>3.8180957</text:span></text:p>
      <text:p text:style-name="P9"><text:s/><text:span text:style-name="T1">[6,] <text:s text:c="3"/>1 <text:s text:c="3"/>3 <text:s text:c="3"/>2 <text:s/>0.8145032</text:span></text:p>
      <text:p text:style-name="P9"><text:s/><text:span text:style-name="T1">[7,] <text:s text:c="3"/>2 <text:s text:c="3"/>1 <text:s text:c="3"/>1 <text:s/>2.5676367</text:span></text:p>
      <text:p text:style-name="P9"><text:s/><text:span text:style-name="T1">[8,] <text:s text:c="3"/>2 <text:s text:c="3"/>1 <text:s text:c="3"/>2 17.9534504</text:span></text:p>
      <text:p text:style-name="P9"><text:s/><text:span text:style-name="T1">[9,] <text:s text:c="3"/>2 <text:s text:c="3"/>2 <text:s text:c="3"/>1 <text:s/>0.4292485</text:span></text:p>
      <text:p text:style-name="P10">[10,] <text:s text:c="3"/>2 <text:s text:c="3"/>2 <text:s text:c="3"/>2 17.9426653</text:p>
      <text:p text:style-name="P10">[11,] <text:s text:c="3"/>2 <text:s text:c="3"/>3 <text:s text:c="3"/>1 <text:s/>0.6410403</text:p>
      <text:p text:style-name="P10">[12,] <text:s text:c="3"/>2 <text:s text:c="3"/>3 <text:s text:c="3"/>2 17.9426671</text:p>
      <text:p text:style-name="P9"/>
      <text:p text:style-name="P10">$MinError</text:p>
      <text:p text:style-name="P10">[1] 0.4292485</text:p>
      <text:p text:style-name="P9"/>
      <text:p text:style-name="P10">$BestHeurisitcs</text:p>
      <text:p text:style-name="P10">[1] 2 2 1</text:p>
      <text:p text:style-name="P1"/>
      <text:p text:style-name="P1"/>
      <text:p text:style-name="P1">It is surprising that the deeper depth heuristic has a slightly worse error. Let us see what the policies disagree on</text:p>
      <text:p text:style-name="P1"/>
      <text:p text:style-name="P5"><text:bookmark text:name="rstudio_console_output1"/><text:span text:style-name="T2">&gt; ComparePolicies(Policy1n5,Policy2n5,n5StateSpace)</text:span></text:p>
      <text:p text:style-name="P10">[1] "Policies disagree at state <text:s/>1, 3, 2, 3, 4, 1, 0, 1, 0, 0"</text:p>
      <text:p text:style-name="P10">[1] "Policy 1 suggests: <text:s/>1 Policy 2 suggest: <text:s/>3"</text:p>
      <text:p text:style-name="P10">[1] "Policies disagree at state <text:s/>1, 3, 2, 4, 3, 0, 0, 1, 0, 1"</text:p>
      <text:p text:style-name="P10">[1] "Policy 1 suggests: <text:s/>3 Policy 2 suggest: <text:s/>5"</text:p>
      <text:p text:style-name="P10">[1] "Policies disagree at state <text:s/>1, 3, 2, 4, 3, 1, 0, 1, 0, 0"</text:p>
      <text:p text:style-name="P10">[1] "Policy 1 suggests: <text:s/>1 Policy 2 suggest: <text:s/>3"</text:p>
      <text:p text:style-name="P10">[1] "Policies disagree at state <text:s/>1, 3, 2, 4, 3, 1, 0, 1, 0, 1"</text:p>
      <text:p text:style-name="P10">[1] "Policy 1 suggests: <text:s/>3 Policy 2 suggest: <text:s/>5"</text:p>
      <text:p text:style-name="P10">[1] "Policies disagree at state <text:s/>1, 3, 3, 2, 4, 1, 0, 0, 1, 0"</text:p>
      <text:p text:style-name="P10">[1] "Policy 1 suggests: <text:s/>1 Policy 2 suggest: <text:s/>4"</text:p>
      <text:p text:style-name="P10">[1] "Policies disagree at state <text:s/>1, 3, 4, 2, 3, 0, 0, 0, 1, 1"</text:p>
      <text:p text:style-name="P10">[1] "Policy 1 suggests: <text:s/>4 Policy 2 suggest: <text:s/>5"</text:p>
      <text:p text:style-name="P10">[1] "Policies disagree at state <text:s/>1, 3, 4, 2, 3, 1, 0, 0, 0, 1"</text:p>
      <text:p text:style-name="P10">[1] "Policy 1 suggests: <text:s/>1 Policy 2 suggest: <text:s/>5"</text:p>
      <text:p text:style-name="P10">[1] "Policies disagree at state <text:s/>1, 3, 4, 2, 3, 1, 0, 0, 1, 0"</text:p>
      <text:p text:style-name="P10">[1] "Policy 1 suggests: <text:s/>1 Policy 2 suggest: <text:s/>4"</text:p>
      <text:p text:style-name="P10">[1] "Policies disagree at state <text:s/>1, 3, 4, 2, 3, 1, 0, 0, 1, 1"</text:p>
      <text:p text:style-name="P10">[1] "Policy 1 suggests: <text:s/>4 Policy 2 suggest: <text:s/>5"</text:p>
      <text:p text:style-name="P10">[1] "Policies disagree at state <text:s/>1, 2, 4, 4, 3, 1, 0, 0, 0, 1"</text:p>
      <text:p text:style-name="P10">[1] "Policy 1 suggests: <text:s/>1 Policy 2 suggest: <text:s/>5"</text:p>
      <text:p text:style-name="P10">[1] "Policies disagree at state <text:s/>1, 2, 4, 4, 3, 1, 1, 0, 0, 1"</text:p>
      <text:p text:style-name="P10">[1] "Policy 1 suggests: <text:s/>2 Policy 2 suggest: <text:s/>5"</text:p>
      <text:p text:style-name="P10">[1] "Policies disagree at state <text:s/>1, 3, 4, 2, 4, 1, 0, 0, 1, 0"</text:p>
      <text:p text:style-name="P10">[1] "Policy 1 suggests: <text:s/>1 Policy 2 suggest: <text:s/>4"</text:p>
      <text:p text:style-name="P10">[1] "Policies disagree at state <text:s/>1, 3, 2, 4, 4, 1, 0, 1, 0, 0"</text:p>
      <text:p text:style-name="P10">[1] "Policy 1 suggests: <text:s/>1 Policy 2 suggest: <text:s/>3"</text:p>
      <text:p text:style-name="P10">[1] "Policies disagree at state <text:s/>1, 3, 2, 4, 5, 1, 0, 1, 0, 0"</text:p>
      <text:p text:style-name="P10">[1] "Policy 1 suggests: <text:s/>1 Policy 2 suggest: <text:s/>3"</text:p>
      <text:p text:style-name="P10">[1] "Policies disagree at state <text:s/>1, 3, 4, 2, 5, 1, 0, 0, 1, 0"</text:p>
      <text:p text:style-name="P10">[1] "Policy 1 suggests: <text:s/>1 Policy 2 suggest: <text:s/>4"</text:p>
      <text:p text:style-name="P10">[1] "Policies disagree at state <text:s/>1, 3, 2, 3, 5, 1, 0, 1, 0, 0"</text:p>
      <text:p text:style-name="P10"><text:soft-page-break/>[1] "Policy 1 suggests: <text:s/>1 Policy 2 suggest: <text:s/>3"</text:p>
      <text:p text:style-name="P10">[1] "Policies disagree at state <text:s/>1, 3, 3, 2, 5, 1, 0, 0, 1, 0"</text:p>
      <text:p text:style-name="P10">[1] "Policy 1 suggests: <text:s/>1 Policy 2 suggest: <text:s/>4"</text:p>
      <text:p text:style-name="P10">[1] "Policies disagree at state <text:s/>1, 3, 4, 4, 3, 1, 0, 0, 0, 1"</text:p>
      <text:p text:style-name="P10">[1] "Policy 1 suggests: <text:s/>1 Policy 2 suggest: <text:s/>5"</text:p>
      <text:p text:style-name="P10">[1] "Policies disagree at state <text:s/>3, 1, 2, 3, 4, 0, 1, 1, 0, 0"</text:p>
      <text:p text:style-name="P10">[1] "Policy 1 suggests: <text:s/>2 Policy 2 suggest: <text:s/>3"</text:p>
      <text:p text:style-name="P10">[1] "Policies disagree at state <text:s/>3, 1, 2, 4, 3, 0, 0, 1, 0, 1"</text:p>
      <text:p text:style-name="P10">[1] "Policy 1 suggests: <text:s/>3 Policy 2 suggest: <text:s/>5"</text:p>
      <text:p text:style-name="P10">[1] "Policies disagree at state <text:s/>3, 1, 2, 4, 3, 0, 1, 0, 0, 1"</text:p>
      <text:p text:style-name="P10">[1] "Policy 1 suggests: <text:s/>2 Policy 2 suggest: <text:s/>5"</text:p>
      <text:p text:style-name="P10">[1] "Policies disagree at state <text:s/>3, 1, 2, 4, 3, 0, 1, 1, 0, 0"</text:p>
      <text:p text:style-name="P10">[1] "Policy 1 suggests: <text:s/>2 Policy 2 suggest: <text:s/>3"</text:p>
      <text:p text:style-name="P10">[1] "Policies disagree at state <text:s/>3, 1, 2, 4, 3, 0, 1, 1, 0, 1"</text:p>
      <text:p text:style-name="P10">[1] "Policy 1 suggests: <text:s/>3 Policy 2 suggest: <text:s/>5"</text:p>
      <text:p text:style-name="P10">[1] "Policies disagree at state <text:s/>3, 1, 3, 2, 4, 0, 1, 0, 1, 0"</text:p>
      <text:p text:style-name="P10">[1] "Policy 1 suggests: <text:s/>2 Policy 2 suggest: <text:s/>4"</text:p>
      <text:p text:style-name="P10">[1] "Policies disagree at state <text:s/>3, 1, 4, 2, 3, 0, 0, 0, 1, 1"</text:p>
      <text:p text:style-name="P10">[1] "Policy 1 suggests: <text:s/>4 Policy 2 suggest: <text:s/>5"</text:p>
      <text:p text:style-name="P10">[1] "Policies disagree at state <text:s/>3, 1, 4, 2, 3, 0, 1, 0, 0, 1"</text:p>
      <text:p text:style-name="P10">[1] "Policy 1 suggests: <text:s/>2 Policy 2 suggest: <text:s/>5"</text:p>
      <text:p text:style-name="P10">[1] "Policies disagree at state <text:s/>3, 1, 4, 2, 3, 0, 1, 0, 1, 0"</text:p>
      <text:p text:style-name="P10">[1] "Policy 1 suggests: <text:s/>2 Policy 2 suggest: <text:s/>4"</text:p>
      <text:p text:style-name="P10">[1] "Policies disagree at state <text:s/>3, 1, 4, 2, 3, 0, 1, 0, 1, 1"</text:p>
      <text:p text:style-name="P10">[1] "Policy 1 suggests: <text:s/>4 Policy 2 suggest: <text:s/>5"</text:p>
      <text:p text:style-name="P10">[1] "Policies disagree at state <text:s/>2, 1, 4, 4, 3, 0, 1, 0, 0, 1"</text:p>
      <text:p text:style-name="P10">[1] "Policy 1 suggests: <text:s/>2 Policy 2 suggest: <text:s/>5"</text:p>
      <text:p text:style-name="P10">[1] "Policies disagree at state <text:s/>2, 1, 4, 4, 3, 1, 1, 0, 0, 1"</text:p>
      <text:p text:style-name="P10">[1] "Policy 1 suggests: <text:s/>1 Policy 2 suggest: <text:s/>5"</text:p>
      <text:p text:style-name="P10">[1] "Policies disagree at state <text:s/>3, 1, 4, 2, 4, 0, 1, 0, 1, 0"</text:p>
      <text:p text:style-name="P10">[1] "Policy 1 suggests: <text:s/>2 Policy 2 suggest: <text:s/>4"</text:p>
      <text:p text:style-name="P10">[1] "Policies disagree at state <text:s/>3, 1, 2, 4, 4, 0, 1, 1, 0, 0"</text:p>
      <text:p text:style-name="P10">[1] "Policy 1 suggests: <text:s/>2 Policy 2 suggest: <text:s/>3"</text:p>
      <text:p text:style-name="P10">[1] "Policies disagree at state <text:s/>3, 1, 2, 4, 5, 0, 1, 1, 0, 0"</text:p>
      <text:p text:style-name="P10">[1] "Policy 1 suggests: <text:s/>2 Policy 2 suggest: <text:s/>3"</text:p>
      <text:p text:style-name="P10">[1] "Policies disagree at state <text:s/>3, 1, 4, 2, 5, 0, 1, 0, 1, 0"</text:p>
      <text:p text:style-name="P10">[1] "Policy 1 suggests: <text:s/>2 Policy 2 suggest: <text:s/>4"</text:p>
      <text:p text:style-name="P10">[1] "Policies disagree at state <text:s/>3, 1, 2, 3, 5, 0, 1, 1, 0, 0"</text:p>
      <text:p text:style-name="P10">[1] "Policy 1 suggests: <text:s/>2 Policy 2 suggest: <text:s/>3"</text:p>
      <text:p text:style-name="P10">[1] "Policies disagree at state <text:s/>3, 1, 3, 2, 5, 0, 1, 0, 1, 0"</text:p>
      <text:p text:style-name="P10">[1] "Policy 1 suggests: <text:s/>2 Policy 2 suggest: <text:s/>4"</text:p>
      <text:p text:style-name="P10">[1] "Policies disagree at state <text:s/>3, 1, 4, 4, 3, 0, 1, 0, 0, 1"</text:p>
      <text:p text:style-name="P10">[1] "Policy 1 suggests: <text:s/>2 Policy 2 suggest: <text:s/>5"</text:p>
      <text:p text:style-name="P10">[1] "Policies disagree at state <text:s/>3, 3, 1, 2, 3, 0, 0, 0, 1, 1"</text:p>
      <text:p text:style-name="P10">[1] "Policy 1 suggests: <text:s/>4 Policy 2 suggest: <text:s/>5"</text:p>
      <text:p text:style-name="P10">[1] "Policies disagree at state <text:s/>3, 3, 1, 2, 3, 0, 0, 1, 1, 0"</text:p>
      <text:p text:style-name="P10">[1] "Policy 1 suggests: <text:s/>2 Policy 2 suggest: <text:s/>5"</text:p>
      <text:p text:style-name="P10">[1] "Policies disagree at state <text:s/>3, 3, 1, 3, 2, 0, 0, 0, 0, 1"</text:p>
      <text:p text:style-name="P10">[1] "Policy 1 suggests: <text:s/>2 Policy 2 suggest: <text:s/>4"</text:p>
      <text:p text:style-name="P10">[1] "Policies disagree at state <text:s/>3, 3, 1, 3, 2, 0, 0, 1, 0, 0"</text:p>
      <text:p text:style-name="P10">[1] "Policy 1 suggests: <text:s/>2 Policy 2 suggest: <text:s/>4"</text:p>
      <text:p text:style-name="P10">[1] "Policies disagree at state <text:s/>3, 3, 1, 3, 2, 0, 0, 1, 0, 1"</text:p>
      <text:p text:style-name="P10">[1] "Policy 1 suggests: <text:s/>2 Policy 2 suggest: <text:s/>4"</text:p>
      <text:p text:style-name="P10">[1] "Policies disagree at state <text:s/>3, 3, 2, 1, 3, 0, 0, 0, 1, 0"</text:p>
      <text:p text:style-name="P10">[1] "Policy 1 suggests: <text:s/>2 Policy 2 suggest: <text:s/>5"</text:p>
      <text:p text:style-name="P10">[1] "Policies disagree at state <text:s/>3, 3, 2, 1, 3, 0, 0, 0, 1, 1"</text:p>
      <text:p text:style-name="P10">[1] "Policy 1 suggests: <text:s/>2 Policy 2 suggest: <text:s/>3"</text:p>
      <text:p text:style-name="P10">[1] "Policies disagree at state <text:s/>3, 3, 2, 1, 3, 0, 0, 1, 0, 1"</text:p>
      <text:p text:style-name="P10">[1] "Policy 1 suggests: <text:s/>3 Policy 2 suggest: <text:s/>5"</text:p>
      <text:p text:style-name="P10">[1] "Policies disagree at state <text:s/>3, 3, 2, 1, 3, 0, 0, 1, 1, 0"</text:p>
      <text:p text:style-name="P10">[1] "Policy 1 suggests: <text:s/>2 Policy 2 suggest: <text:s/>5"</text:p>
      <text:p text:style-name="P10">[1] "Policies disagree at state <text:s/>3, 3, 3, 1, 2, 0, 0, 0, 0, 1"</text:p>
      <text:p text:style-name="P10"><text:soft-page-break/>[1] "Policy 1 suggests: <text:s/>2 Policy 2 suggest: <text:s/>3"</text:p>
      <text:p text:style-name="P10">[1] "Policies disagree at state <text:s/>3, 3, 3, 1, 2, 0, 0, 0, 1, 0"</text:p>
      <text:p text:style-name="P10">[1] "Policy 1 suggests: <text:s/>2 Policy 2 suggest: <text:s/>3"</text:p>
      <text:p text:style-name="P10">[1] "Policies disagree at state <text:s/>3, 3, 3, 1, 2, 0, 0, 0, 1, 1"</text:p>
      <text:p text:style-name="P10">[1] "Policy 1 suggests: <text:s/>2 Policy 2 suggest: <text:s/>3"</text:p>
      <text:p text:style-name="P1"/>
      <text:p text:style-name="P1"/>
      <text:p text:style-name="P2">The real question is why a deeper look picking something that a lower look had the option to pick. It must decide it is better</text:p>
      <text:p text:style-name="P2"/>
      <text:p text:style-name="P2">Lets run the heuristic in the state <text:s/>“<text:span text:style-name="T1">1, 3, 2, 3, 4, 1, 0, 1, 0, 0". At first glance we would think that the option of node 1/3 is good.</text:span></text:p>
      <text:p text:style-name="P2"><text:span text:style-name="T1"/></text:p>
      <text:p text:style-name="P7"><text:bookmark text:name="rstudio_console_output4"/><text:span text:style-name="T2">&gt; MultiStepPenaltyHeuristic(2,5,matrix(rep(1,25),nrow=5),PlainIndexForNode,c(1,3,2,3,4),c(1,0,1,0,0),rep(1,5),rep(1/5,5),rep(1,5),c(1.3,1.8,2.2,2.8,3.2))</text:span></text:p>
      <text:p text:style-name="P10">[1] "Heuristic is Run"</text:p>
      <text:p text:style-name="P9"><text:s text:c="5"/><text:span text:style-name="T1">[,1] [,2]</text:span></text:p>
      <text:p text:style-name="P10">[1,] <text:s text:c="3"/>1 <text:s text:c="3"/>0</text:p>
      <text:p text:style-name="P10">[2,] <text:s text:c="3"/>2 <text:s text:c="3"/>0</text:p>
      <text:p text:style-name="P10">[3,] <text:s text:c="3"/>3 <text:s text:c="3"/>0</text:p>
      <text:p text:style-name="P10">[4,] <text:s text:c="3"/>4 <text:s text:c="3"/>0</text:p>
      <text:p text:style-name="P10">[5,] <text:s text:c="3"/>5 <text:s text:c="3"/>0</text:p>
      <text:p text:style-name="P10">[1] 1.2909969 0.7600000 1.2909969 1.1709969 0.6509969</text:p>
      <text:p text:style-name="P9"><text:s text:c="6"/><text:span text:style-name="T1">[,1] [,2]</text:span></text:p>
      <text:p text:style-name="P9"><text:s/><text:span text:style-name="T1">[1,] <text:s text:c="3"/>1 <text:s text:c="3"/>1</text:span></text:p>
      <text:p text:style-name="P9"><text:s/><text:span text:style-name="T1">[2,] <text:s text:c="3"/>1 <text:s text:c="3"/>2</text:span></text:p>
      <text:p text:style-name="P9"><text:s/><text:span text:style-name="T1">[3,] <text:s text:c="3"/>1 <text:s text:c="3"/>3</text:span></text:p>
      <text:p text:style-name="P9"><text:s/><text:span text:style-name="T1">[4,] <text:s text:c="3"/>1 <text:s text:c="3"/>4</text:span></text:p>
      <text:p text:style-name="P9"><text:s/><text:span text:style-name="T1">[5,] <text:s text:c="3"/>1 <text:s text:c="3"/>5</text:span></text:p>
      <text:p text:style-name="P9"><text:s/><text:span text:style-name="T1">[6,] <text:s text:c="3"/>2 <text:s text:c="3"/>1</text:span></text:p>
      <text:p text:style-name="P9"><text:s/><text:span text:style-name="T1">[7,] <text:s text:c="3"/>2 <text:s text:c="3"/>2</text:span></text:p>
      <text:p text:style-name="P9"><text:s/><text:span text:style-name="T1">[8,] <text:s text:c="3"/>2 <text:s text:c="3"/>3</text:span></text:p>
      <text:p text:style-name="P9"><text:s/><text:span text:style-name="T1">[9,] <text:s text:c="3"/>2 <text:s text:c="3"/>4</text:span></text:p>
      <text:p text:style-name="P10">[10,] <text:s text:c="3"/>2 <text:s text:c="3"/>5</text:p>
      <text:p text:style-name="P10">[11,] <text:s text:c="3"/>3 <text:s text:c="3"/>1</text:p>
      <text:p text:style-name="P10">[12,] <text:s text:c="3"/>3 <text:s text:c="3"/>2</text:p>
      <text:p text:style-name="P10">[13,] <text:s text:c="3"/>3 <text:s text:c="3"/>3</text:p>
      <text:p text:style-name="P10">[14,] <text:s text:c="3"/>3 <text:s text:c="3"/>4</text:p>
      <text:p text:style-name="P10">[15,] <text:s text:c="3"/>3 <text:s text:c="3"/>5</text:p>
      <text:p text:style-name="P10">[16,] <text:s text:c="3"/>4 <text:s text:c="3"/>1</text:p>
      <text:p text:style-name="P10">[17,] <text:s text:c="3"/>4 <text:s text:c="3"/>2</text:p>
      <text:p text:style-name="P10">[18,] <text:s text:c="3"/>4 <text:s text:c="3"/>3</text:p>
      <text:p text:style-name="P10">[19,] <text:s text:c="3"/>4 <text:s text:c="3"/>4</text:p>
      <text:p text:style-name="P10">[20,] <text:s text:c="3"/>4 <text:s text:c="3"/>5</text:p>
      <text:p text:style-name="P10">[21,] <text:s text:c="3"/>5 <text:s text:c="3"/>1</text:p>
      <text:p text:style-name="P10">[22,] <text:s text:c="3"/>5 <text:s text:c="3"/>2</text:p>
      <text:p text:style-name="P10">[23,] <text:s text:c="3"/>5 <text:s text:c="3"/>3</text:p>
      <text:p text:style-name="P10">[24,] <text:s text:c="3"/>5 <text:s text:c="3"/>4</text:p>
      <text:p text:style-name="P10">[25,] <text:s text:c="3"/>5 <text:s text:c="3"/>5</text:p>
      <text:p text:style-name="P9"><text:s/><text:span text:style-name="T1">[1] 7.684471 7.153474 3.385740 6.953474 6.851722 6.622477 9.721208 5.422477 8.990211 8.888458 3.385740 5.953474 6.484471 5.753474 5.651722 6.833474 9.401208 5.633474 9.932205 9.099455</text:span></text:p>
      <text:p text:style-name="P10">[21] 6.211722 8.779455 5.011722 8.579455 9.310452</text:p>
      <text:p text:style-name="P9"><text:s text:c="5"/><text:span text:style-name="T1">[,1] [,2]</text:span></text:p>
      <text:p text:style-name="P10">[1,] <text:s text:c="3"/>5 <text:s text:c="3"/>0</text:p>
      <text:p text:style-name="P10">[2,] <text:s text:c="3"/>1 <text:s text:c="3"/>3</text:p>
      <text:p text:style-name="P10">[1] 1.600317 1.454179</text:p>
      <text:p text:style-name="P10">[1] 1</text:p>
      <text:p text:style-name="P7"><text:span text:style-name="T2"/></text:p>
      <text:p text:style-name="P6"><text:bookmark text:name="rstudio_console_output5"/><text:soft-page-break/><text:span text:style-name="T2">&gt; MultiStepPenaltyHeuristic(3,5,matrix(rep(1,25),nrow=5),PlainIndexForNode,c(1,3,2,4,1),c(1,0,1,0,0),rep(1,5),rep(1/5,5),rep(1,5),c(1.3,1.8,2.2,2.8,3.2))</text:span></text:p>
      <text:p text:style-name="P10">[1] "Heuristic is Run"</text:p>
      <text:p text:style-name="P9"><text:s text:c="5"/><text:span text:style-name="T1">[,1] [,2] [,3]</text:span></text:p>
      <text:p text:style-name="P10">[1,] <text:s text:c="3"/>1 <text:s text:c="3"/>0 <text:s text:c="3"/>0</text:p>
      <text:p text:style-name="P10">[2,] <text:s text:c="3"/>2 <text:s text:c="3"/>0 <text:s text:c="3"/>0</text:p>
      <text:p text:style-name="P10">[3,] <text:s text:c="3"/>3 <text:s text:c="3"/>0 <text:s text:c="3"/>0</text:p>
      <text:p text:style-name="P10">[4,] <text:s text:c="3"/>4 <text:s text:c="3"/>0 <text:s text:c="3"/>0</text:p>
      <text:p text:style-name="P10">[5,] <text:s text:c="3"/>5 <text:s text:c="3"/>0 <text:s text:c="3"/>0</text:p>
      <text:p text:style-name="P10">[1] 1.2619938 0.7309969 1.2619938 0.5309969 1.2619938</text:p>
      <text:p text:style-name="P9"><text:s text:c="6"/><text:span text:style-name="T1">[,1] [,2] [,3]</text:span></text:p>
      <text:p text:style-name="P9"><text:s/><text:span text:style-name="T1">[1,] <text:s text:c="3"/>1 <text:s text:c="3"/>1 <text:s text:c="3"/>0</text:span></text:p>
      <text:p text:style-name="P9"><text:s/><text:span text:style-name="T1">[2,] <text:s text:c="3"/>1 <text:s text:c="3"/>2 <text:s text:c="3"/>0</text:span></text:p>
      <text:p text:style-name="P9"><text:s/><text:span text:style-name="T1">[3,] <text:s text:c="3"/>1 <text:s text:c="3"/>3 <text:s text:c="3"/>0</text:span></text:p>
      <text:p text:style-name="P9"><text:s/><text:span text:style-name="T1">[4,] <text:s text:c="3"/>1 <text:s text:c="3"/>4 <text:s text:c="3"/>0</text:span></text:p>
      <text:p text:style-name="P9"><text:s/><text:span text:style-name="T1">[5,] <text:s text:c="3"/>1 <text:s text:c="3"/>5 <text:s text:c="3"/>0</text:span></text:p>
      <text:p text:style-name="P9"><text:s/><text:span text:style-name="T1">[6,] <text:s text:c="3"/>2 <text:s text:c="3"/>1 <text:s text:c="3"/>0</text:span></text:p>
      <text:p text:style-name="P9"><text:s/><text:span text:style-name="T1">[7,] <text:s text:c="3"/>2 <text:s text:c="3"/>2 <text:s text:c="3"/>0</text:span></text:p>
      <text:p text:style-name="P9"><text:s/><text:span text:style-name="T1">[8,] <text:s text:c="3"/>2 <text:s text:c="3"/>3 <text:s text:c="3"/>0</text:span></text:p>
      <text:p text:style-name="P9"><text:s/><text:span text:style-name="T1">[9,] <text:s text:c="3"/>2 <text:s text:c="3"/>4 <text:s text:c="3"/>0</text:span></text:p>
      <text:p text:style-name="P10">[10,] <text:s text:c="3"/>2 <text:s text:c="3"/>5 <text:s text:c="3"/>0</text:p>
      <text:p text:style-name="P10">[11,] <text:s text:c="3"/>3 <text:s text:c="3"/>1 <text:s text:c="3"/>0</text:p>
      <text:p text:style-name="P10">[12,] <text:s text:c="3"/>3 <text:s text:c="3"/>2 <text:s text:c="3"/>0</text:p>
      <text:p text:style-name="P10">[13,] <text:s text:c="3"/>3 <text:s text:c="3"/>3 <text:s text:c="3"/>0</text:p>
      <text:p text:style-name="P10">[14,] <text:s text:c="3"/>3 <text:s text:c="3"/>4 <text:s text:c="3"/>0</text:p>
      <text:p text:style-name="P10">[15,] <text:s text:c="3"/>3 <text:s text:c="3"/>5 <text:s text:c="3"/>0</text:p>
      <text:p text:style-name="P10">[16,] <text:s text:c="3"/>4 <text:s text:c="3"/>1 <text:s text:c="3"/>0</text:p>
      <text:p text:style-name="P10">[17,] <text:s text:c="3"/>4 <text:s text:c="3"/>2 <text:s text:c="3"/>0</text:p>
      <text:p text:style-name="P10">[18,] <text:s text:c="3"/>4 <text:s text:c="3"/>3 <text:s text:c="3"/>0</text:p>
      <text:p text:style-name="P10">[19,] <text:s text:c="3"/>4 <text:s text:c="3"/>4 <text:s text:c="3"/>0</text:p>
      <text:p text:style-name="P10">[20,] <text:s text:c="3"/>4 <text:s text:c="3"/>5 <text:s text:c="3"/>0</text:p>
      <text:p text:style-name="P10">[21,] <text:s text:c="3"/>5 <text:s text:c="3"/>1 <text:s text:c="3"/>0</text:p>
      <text:p text:style-name="P10">[22,] <text:s text:c="3"/>5 <text:s text:c="3"/>2 <text:s text:c="3"/>0</text:p>
      <text:p text:style-name="P10">[23,] <text:s text:c="3"/>5 <text:s text:c="3"/>3 <text:s text:c="3"/>0</text:p>
      <text:p text:style-name="P10">[24,] <text:s text:c="3"/>5 <text:s text:c="3"/>4 <text:s text:c="3"/>0</text:p>
      <text:p text:style-name="P10">[25,] <text:s text:c="3"/>5 <text:s text:c="3"/>5 <text:s text:c="3"/>0</text:p>
      <text:p text:style-name="P9"><text:s/><text:span text:style-name="T1">[1] 6.822718 6.291722 2.523988 6.091722 6.822718 5.760725 8.859455 4.560725 8.128458 8.859455 2.523988 5.091722 5.622718 4.891722 5.622718 5.360725 7.928458 4.160725 8.459455 8.459455</text:span></text:p>
      <text:p text:style-name="P10">[21] 6.822718 9.390452 5.622718 9.190452 9.921449</text:p>
      <text:p text:style-name="P9"><text:s text:c="7"/><text:span text:style-name="T1">[,1] [,2] [,3]</text:span></text:p>
      <text:p text:style-name="P9"><text:s text:c="2"/><text:span text:style-name="T1">[1,] <text:s text:c="3"/>1 <text:s text:c="3"/>1 <text:s text:c="3"/>1</text:span></text:p>
      <text:p text:style-name="P9"><text:s text:c="2"/><text:span text:style-name="T1">[2,] <text:s text:c="3"/>1 <text:s text:c="3"/>1 <text:s text:c="3"/>2</text:span></text:p>
      <text:p text:style-name="P9"><text:s text:c="2"/><text:span text:style-name="T1">[3,] <text:s text:c="3"/>1 <text:s text:c="3"/>1 <text:s text:c="3"/>3</text:span></text:p>
      <text:p text:style-name="P9"><text:s text:c="2"/><text:span text:style-name="T1">[4,] <text:s text:c="3"/>1 <text:s text:c="3"/>1 <text:s text:c="3"/>4</text:span></text:p>
      <text:p text:style-name="P9"><text:s text:c="2"/><text:span text:style-name="T1">[5,] <text:s text:c="3"/>1 <text:s text:c="3"/>1 <text:s text:c="3"/>5</text:span></text:p>
      <text:p text:style-name="P9"><text:s text:c="2"/><text:span text:style-name="T1">[6,] <text:s text:c="3"/>1 <text:s text:c="3"/>2 <text:s text:c="3"/>1</text:span></text:p>
      <text:p text:style-name="P9"><text:s text:c="2"/><text:span text:style-name="T1">[7,] <text:s text:c="3"/>1 <text:s text:c="3"/>2 <text:s text:c="3"/>2</text:span></text:p>
      <text:p text:style-name="P9"><text:s text:c="2"/><text:span text:style-name="T1">[8,] <text:s text:c="3"/>1 <text:s text:c="3"/>2 <text:s text:c="3"/>3</text:span></text:p>
      <text:p text:style-name="P9"><text:s text:c="2"/><text:span text:style-name="T1">[9,] <text:s text:c="3"/>1 <text:s text:c="3"/>2 <text:s text:c="3"/>4</text:span></text:p>
      <text:p text:style-name="P9"><text:s/><text:span text:style-name="T1">[10,] <text:s text:c="3"/>1 <text:s text:c="3"/>2 <text:s text:c="3"/>5</text:span></text:p>
      <text:p text:style-name="P9"><text:s/><text:span text:style-name="T1">[11,] <text:s text:c="3"/>1 <text:s text:c="3"/>3 <text:s text:c="3"/>1</text:span></text:p>
      <text:p text:style-name="P9"><text:s/><text:span text:style-name="T1">[12,] <text:s text:c="3"/>1 <text:s text:c="3"/>3 <text:s text:c="3"/>2</text:span></text:p>
      <text:p text:style-name="P9"><text:s/><text:span text:style-name="T1">[13,] <text:s text:c="3"/>1 <text:s text:c="3"/>3 <text:s text:c="3"/>3</text:span></text:p>
      <text:p text:style-name="P9"><text:s/><text:span text:style-name="T1">[14,] <text:s text:c="3"/>1 <text:s text:c="3"/>3 <text:s text:c="3"/>4</text:span></text:p>
      <text:p text:style-name="P9"><text:s/><text:span text:style-name="T1">[15,] <text:s text:c="3"/>1 <text:s text:c="3"/>3 <text:s text:c="3"/>5</text:span></text:p>
      <text:p text:style-name="P9"><text:s/><text:span text:style-name="T1">[16,] <text:s text:c="3"/>1 <text:s text:c="3"/>4 <text:s text:c="3"/>1</text:span></text:p>
      <text:p text:style-name="P9"><text:s/><text:span text:style-name="T1">[17,] <text:s text:c="3"/>1 <text:s text:c="3"/>4 <text:s text:c="3"/>2</text:span></text:p>
      <text:p text:style-name="P9"><text:s/><text:span text:style-name="T1">[18,] <text:s text:c="3"/>1 <text:s text:c="3"/>4 <text:s text:c="3"/>3</text:span></text:p>
      <text:p text:style-name="P9"><text:soft-page-break/><text:s/><text:span text:style-name="T1">[19,] <text:s text:c="3"/>1 <text:s text:c="3"/>4 <text:s text:c="3"/>4</text:span></text:p>
      <text:p text:style-name="P9"><text:s/><text:span text:style-name="T1">[20,] <text:s text:c="3"/>1 <text:s text:c="3"/>4 <text:s text:c="3"/>5</text:span></text:p>
      <text:p text:style-name="P9"><text:s/><text:span text:style-name="T1">[21,] <text:s text:c="3"/>1 <text:s text:c="3"/>5 <text:s text:c="3"/>1</text:span></text:p>
      <text:p text:style-name="P9"><text:s/><text:span text:style-name="T1">[22,] <text:s text:c="3"/>1 <text:s text:c="3"/>5 <text:s text:c="3"/>2</text:span></text:p>
      <text:p text:style-name="P9"><text:s/><text:span text:style-name="T1">[23,] <text:s text:c="3"/>1 <text:s text:c="3"/>5 <text:s text:c="3"/>3</text:span></text:p>
      <text:p text:style-name="P9"><text:s/><text:span text:style-name="T1">[24,] <text:s text:c="3"/>1 <text:s text:c="3"/>5 <text:s text:c="3"/>4</text:span></text:p>
      <text:p text:style-name="P9"><text:s/><text:span text:style-name="T1">[25,] <text:s text:c="3"/>1 <text:s text:c="3"/>5 <text:s text:c="3"/>5</text:span></text:p>
      <text:p text:style-name="P9"><text:s/><text:span text:style-name="T1">[26,] <text:s text:c="3"/>2 <text:s text:c="3"/>1 <text:s text:c="3"/>1</text:span></text:p>
      <text:p text:style-name="P9"><text:s/><text:span text:style-name="T1">[27,] <text:s text:c="3"/>2 <text:s text:c="3"/>1 <text:s text:c="3"/>2</text:span></text:p>
      <text:p text:style-name="P9"><text:s/><text:span text:style-name="T1">[28,] <text:s text:c="3"/>2 <text:s text:c="3"/>1 <text:s text:c="3"/>3</text:span></text:p>
      <text:p text:style-name="P9"><text:s/><text:span text:style-name="T1">[29,] <text:s text:c="3"/>2 <text:s text:c="3"/>1 <text:s text:c="3"/>4</text:span></text:p>
      <text:p text:style-name="P9"><text:s/><text:span text:style-name="T1">[30,] <text:s text:c="3"/>2 <text:s text:c="3"/>1 <text:s text:c="3"/>5</text:span></text:p>
      <text:p text:style-name="P9"><text:s/><text:span text:style-name="T1">[31,] <text:s text:c="3"/>2 <text:s text:c="3"/>2 <text:s text:c="3"/>1</text:span></text:p>
      <text:p text:style-name="P9"><text:s/><text:span text:style-name="T1">[32,] <text:s text:c="3"/>2 <text:s text:c="3"/>2 <text:s text:c="3"/>2</text:span></text:p>
      <text:p text:style-name="P9"><text:s/><text:span text:style-name="T1">[33,] <text:s text:c="3"/>2 <text:s text:c="3"/>2 <text:s text:c="3"/>3</text:span></text:p>
      <text:p text:style-name="P9"><text:s/><text:span text:style-name="T1">[34,] <text:s text:c="3"/>2 <text:s text:c="3"/>2 <text:s text:c="3"/>4</text:span></text:p>
      <text:p text:style-name="P9"><text:s/><text:span text:style-name="T1">[35,] <text:s text:c="3"/>2 <text:s text:c="3"/>2 <text:s text:c="3"/>5</text:span></text:p>
      <text:p text:style-name="P9"><text:s/><text:span text:style-name="T1">[36,] <text:s text:c="3"/>2 <text:s text:c="3"/>3 <text:s text:c="3"/>1</text:span></text:p>
      <text:p text:style-name="P9"><text:s/><text:span text:style-name="T1">[37,] <text:s text:c="3"/>2 <text:s text:c="3"/>3 <text:s text:c="3"/>2</text:span></text:p>
      <text:p text:style-name="P9"><text:s/><text:span text:style-name="T1">[38,] <text:s text:c="3"/>2 <text:s text:c="3"/>3 <text:s text:c="3"/>3</text:span></text:p>
      <text:p text:style-name="P9"><text:s/><text:span text:style-name="T1">[39,] <text:s text:c="3"/>2 <text:s text:c="3"/>3 <text:s text:c="3"/>4</text:span></text:p>
      <text:p text:style-name="P9"><text:s/><text:span text:style-name="T1">[40,] <text:s text:c="3"/>2 <text:s text:c="3"/>3 <text:s text:c="3"/>5</text:span></text:p>
      <text:p text:style-name="P9"><text:s/><text:span text:style-name="T1">[41,] <text:s text:c="3"/>2 <text:s text:c="3"/>4 <text:s text:c="3"/>1</text:span></text:p>
      <text:p text:style-name="P9"><text:s/><text:span text:style-name="T1">[42,] <text:s text:c="3"/>2 <text:s text:c="3"/>4 <text:s text:c="3"/>2</text:span></text:p>
      <text:p text:style-name="P9"><text:s/><text:span text:style-name="T1">[43,] <text:s text:c="3"/>2 <text:s text:c="3"/>4 <text:s text:c="3"/>3</text:span></text:p>
      <text:p text:style-name="P9"><text:s/><text:span text:style-name="T1">[44,] <text:s text:c="3"/>2 <text:s text:c="3"/>4 <text:s text:c="3"/>4</text:span></text:p>
      <text:p text:style-name="P9"><text:s/><text:span text:style-name="T1">[45,] <text:s text:c="3"/>2 <text:s text:c="3"/>4 <text:s text:c="3"/>5</text:span></text:p>
      <text:p text:style-name="P9"><text:s/><text:span text:style-name="T1">[46,] <text:s text:c="3"/>2 <text:s text:c="3"/>5 <text:s text:c="3"/>1</text:span></text:p>
      <text:p text:style-name="P9"><text:s/><text:span text:style-name="T1">[47,] <text:s text:c="3"/>2 <text:s text:c="3"/>5 <text:s text:c="3"/>2</text:span></text:p>
      <text:p text:style-name="P9"><text:s/><text:span text:style-name="T1">[48,] <text:s text:c="3"/>2 <text:s text:c="3"/>5 <text:s text:c="3"/>3</text:span></text:p>
      <text:p text:style-name="P9"><text:s/><text:span text:style-name="T1">[49,] <text:s text:c="3"/>2 <text:s text:c="3"/>5 <text:s text:c="3"/>4</text:span></text:p>
      <text:p text:style-name="P9"><text:s/><text:span text:style-name="T1">[50,] <text:s text:c="3"/>2 <text:s text:c="3"/>5 <text:s text:c="3"/>5</text:span></text:p>
      <text:p text:style-name="P9"><text:s/><text:span text:style-name="T1">[51,] <text:s text:c="3"/>3 <text:s text:c="3"/>1 <text:s text:c="3"/>1</text:span></text:p>
      <text:p text:style-name="P9"><text:s/><text:span text:style-name="T1">[52,] <text:s text:c="3"/>3 <text:s text:c="3"/>1 <text:s text:c="3"/>2</text:span></text:p>
      <text:p text:style-name="P9"><text:s/><text:span text:style-name="T1">[53,] <text:s text:c="3"/>3 <text:s text:c="3"/>1 <text:s text:c="3"/>3</text:span></text:p>
      <text:p text:style-name="P9"><text:s/><text:span text:style-name="T1">[54,] <text:s text:c="3"/>3 <text:s text:c="3"/>1 <text:s text:c="3"/>4</text:span></text:p>
      <text:p text:style-name="P9"><text:s/><text:span text:style-name="T1">[55,] <text:s text:c="3"/>3 <text:s text:c="3"/>1 <text:s text:c="3"/>5</text:span></text:p>
      <text:p text:style-name="P9"><text:s/><text:span text:style-name="T1">[56,] <text:s text:c="3"/>3 <text:s text:c="3"/>2 <text:s text:c="3"/>1</text:span></text:p>
      <text:p text:style-name="P9"><text:s/><text:span text:style-name="T1">[57,] <text:s text:c="3"/>3 <text:s text:c="3"/>2 <text:s text:c="3"/>2</text:span></text:p>
      <text:p text:style-name="P9"><text:s/><text:span text:style-name="T1">[58,] <text:s text:c="3"/>3 <text:s text:c="3"/>2 <text:s text:c="3"/>3</text:span></text:p>
      <text:p text:style-name="P9"><text:s/><text:span text:style-name="T1">[59,] <text:s text:c="3"/>3 <text:s text:c="3"/>2 <text:s text:c="3"/>4</text:span></text:p>
      <text:p text:style-name="P9"><text:s/><text:span text:style-name="T1">[60,] <text:s text:c="3"/>3 <text:s text:c="3"/>2 <text:s text:c="3"/>5</text:span></text:p>
      <text:p text:style-name="P9"><text:s/><text:span text:style-name="T1">[61,] <text:s text:c="3"/>3 <text:s text:c="3"/>3 <text:s text:c="3"/>1</text:span></text:p>
      <text:p text:style-name="P9"><text:s/><text:span text:style-name="T1">[62,] <text:s text:c="3"/>3 <text:s text:c="3"/>3 <text:s text:c="3"/>2</text:span></text:p>
      <text:p text:style-name="P9"><text:s/><text:span text:style-name="T1">[63,] <text:s text:c="3"/>3 <text:s text:c="3"/>3 <text:s text:c="3"/>3</text:span></text:p>
      <text:p text:style-name="P9"><text:s/><text:span text:style-name="T1">[64,] <text:s text:c="3"/>3 <text:s text:c="3"/>3 <text:s text:c="3"/>4</text:span></text:p>
      <text:p text:style-name="P9"><text:s/><text:span text:style-name="T1">[65,] <text:s text:c="3"/>3 <text:s text:c="3"/>3 <text:s text:c="3"/>5</text:span></text:p>
      <text:p text:style-name="P9"><text:s/><text:span text:style-name="T1">[66,] <text:s text:c="3"/>3 <text:s text:c="3"/>4 <text:s text:c="3"/>1</text:span></text:p>
      <text:p text:style-name="P9"><text:s/><text:span text:style-name="T1">[67,] <text:s text:c="3"/>3 <text:s text:c="3"/>4 <text:s text:c="3"/>2</text:span></text:p>
      <text:p text:style-name="P9"><text:s/><text:span text:style-name="T1">[68,] <text:s text:c="3"/>3 <text:s text:c="3"/>4 <text:s text:c="3"/>3</text:span></text:p>
      <text:p text:style-name="P9"><text:s/><text:span text:style-name="T1">[69,] <text:s text:c="3"/>3 <text:s text:c="3"/>4 <text:s text:c="3"/>4</text:span></text:p>
      <text:p text:style-name="P9"><text:s/><text:span text:style-name="T1">[70,] <text:s text:c="3"/>3 <text:s text:c="3"/>4 <text:s text:c="3"/>5</text:span></text:p>
      <text:p text:style-name="P9"><text:s/><text:span text:style-name="T1">[71,] <text:s text:c="3"/>3 <text:s text:c="3"/>5 <text:s text:c="3"/>1</text:span></text:p>
      <text:p text:style-name="P9"><text:s/><text:span text:style-name="T1">[72,] <text:s text:c="3"/>3 <text:s text:c="3"/>5 <text:s text:c="3"/>2</text:span></text:p>
      <text:p text:style-name="P9"><text:s/><text:span text:style-name="T1">[73,] <text:s text:c="3"/>3 <text:s text:c="3"/>5 <text:s text:c="3"/>3</text:span></text:p>
      <text:p text:style-name="P9"><text:s/><text:span text:style-name="T1">[74,] <text:s text:c="3"/>3 <text:s text:c="3"/>5 <text:s text:c="3"/>4</text:span></text:p>
      <text:p text:style-name="P9"><text:s/><text:span text:style-name="T1">[75,] <text:s text:c="3"/>3 <text:s text:c="3"/>5 <text:s text:c="3"/>5</text:span></text:p>
      <text:p text:style-name="P9"><text:s/><text:span text:style-name="T1">[76,] <text:s text:c="3"/>4 <text:s text:c="3"/>1 <text:s text:c="3"/>1</text:span></text:p>
      <text:p text:style-name="P9"><text:s/><text:span text:style-name="T1">[77,] <text:s text:c="3"/>4 <text:s text:c="3"/>1 <text:s text:c="3"/>2</text:span></text:p>
      <text:p text:style-name="P9"><text:soft-page-break/><text:s/><text:span text:style-name="T1">[78,] <text:s text:c="3"/>4 <text:s text:c="3"/>1 <text:s text:c="3"/>3</text:span></text:p>
      <text:p text:style-name="P9"><text:s/><text:span text:style-name="T1">[79,] <text:s text:c="3"/>4 <text:s text:c="3"/>1 <text:s text:c="3"/>4</text:span></text:p>
      <text:p text:style-name="P9"><text:s/><text:span text:style-name="T1">[80,] <text:s text:c="3"/>4 <text:s text:c="3"/>1 <text:s text:c="3"/>5</text:span></text:p>
      <text:p text:style-name="P9"><text:s/><text:span text:style-name="T1">[81,] <text:s text:c="3"/>4 <text:s text:c="3"/>2 <text:s text:c="3"/>1</text:span></text:p>
      <text:p text:style-name="P9"><text:s/><text:span text:style-name="T1">[82,] <text:s text:c="3"/>4 <text:s text:c="3"/>2 <text:s text:c="3"/>2</text:span></text:p>
      <text:p text:style-name="P9"><text:s/><text:span text:style-name="T1">[83,] <text:s text:c="3"/>4 <text:s text:c="3"/>2 <text:s text:c="3"/>3</text:span></text:p>
      <text:p text:style-name="P9"><text:s/><text:span text:style-name="T1">[84,] <text:s text:c="3"/>4 <text:s text:c="3"/>2 <text:s text:c="3"/>4</text:span></text:p>
      <text:p text:style-name="P9"><text:s/><text:span text:style-name="T1">[85,] <text:s text:c="3"/>4 <text:s text:c="3"/>2 <text:s text:c="3"/>5</text:span></text:p>
      <text:p text:style-name="P9"><text:s/><text:span text:style-name="T1">[86,] <text:s text:c="3"/>4 <text:s text:c="3"/>3 <text:s text:c="3"/>1</text:span></text:p>
      <text:p text:style-name="P9"><text:s/><text:span text:style-name="T1">[87,] <text:s text:c="3"/>4 <text:s text:c="3"/>3 <text:s text:c="3"/>2</text:span></text:p>
      <text:p text:style-name="P9"><text:s/><text:span text:style-name="T1">[88,] <text:s text:c="3"/>4 <text:s text:c="3"/>3 <text:s text:c="3"/>3</text:span></text:p>
      <text:p text:style-name="P9"><text:s/><text:span text:style-name="T1">[89,] <text:s text:c="3"/>4 <text:s text:c="3"/>3 <text:s text:c="3"/>4</text:span></text:p>
      <text:p text:style-name="P9"><text:s/><text:span text:style-name="T1">[90,] <text:s text:c="3"/>4 <text:s text:c="3"/>3 <text:s text:c="3"/>5</text:span></text:p>
      <text:p text:style-name="P9"><text:s/><text:span text:style-name="T1">[91,] <text:s text:c="3"/>4 <text:s text:c="3"/>4 <text:s text:c="3"/>1</text:span></text:p>
      <text:p text:style-name="P9"><text:s/><text:span text:style-name="T1">[92,] <text:s text:c="3"/>4 <text:s text:c="3"/>4 <text:s text:c="3"/>2</text:span></text:p>
      <text:p text:style-name="P9"><text:s/><text:span text:style-name="T1">[93,] <text:s text:c="3"/>4 <text:s text:c="3"/>4 <text:s text:c="3"/>3</text:span></text:p>
      <text:p text:style-name="P9"><text:s/><text:span text:style-name="T1">[94,] <text:s text:c="3"/>4 <text:s text:c="3"/>4 <text:s text:c="3"/>4</text:span></text:p>
      <text:p text:style-name="P9"><text:s/><text:span text:style-name="T1">[95,] <text:s text:c="3"/>4 <text:s text:c="3"/>4 <text:s text:c="3"/>5</text:span></text:p>
      <text:p text:style-name="P9"><text:s/><text:span text:style-name="T1">[96,] <text:s text:c="3"/>4 <text:s text:c="3"/>5 <text:s text:c="3"/>1</text:span></text:p>
      <text:p text:style-name="P9"><text:s/><text:span text:style-name="T1">[97,] <text:s text:c="3"/>4 <text:s text:c="3"/>5 <text:s text:c="3"/>2</text:span></text:p>
      <text:p text:style-name="P9"><text:s/><text:span text:style-name="T1">[98,] <text:s text:c="3"/>4 <text:s text:c="3"/>5 <text:s text:c="3"/>3</text:span></text:p>
      <text:p text:style-name="P9"><text:s/><text:span text:style-name="T1">[99,] <text:s text:c="3"/>4 <text:s text:c="3"/>5 <text:s text:c="3"/>4</text:span></text:p>
      <text:p text:style-name="P10">[100,] <text:s text:c="3"/>4 <text:s text:c="3"/>5 <text:s text:c="3"/>5</text:p>
      <text:p text:style-name="P10">[101,] <text:s text:c="3"/>5 <text:s text:c="3"/>1 <text:s text:c="3"/>1</text:p>
      <text:p text:style-name="P10">[102,] <text:s text:c="3"/>5 <text:s text:c="3"/>1 <text:s text:c="3"/>2</text:p>
      <text:p text:style-name="P10">[103,] <text:s text:c="3"/>5 <text:s text:c="3"/>1 <text:s text:c="3"/>3</text:p>
      <text:p text:style-name="P10">[104,] <text:s text:c="3"/>5 <text:s text:c="3"/>1 <text:s text:c="3"/>4</text:p>
      <text:p text:style-name="P10">[105,] <text:s text:c="3"/>5 <text:s text:c="3"/>1 <text:s text:c="3"/>5</text:p>
      <text:p text:style-name="P10">[106,] <text:s text:c="3"/>5 <text:s text:c="3"/>2 <text:s text:c="3"/>1</text:p>
      <text:p text:style-name="P10">[107,] <text:s text:c="3"/>5 <text:s text:c="3"/>2 <text:s text:c="3"/>2</text:p>
      <text:p text:style-name="P10">[108,] <text:s text:c="3"/>5 <text:s text:c="3"/>2 <text:s text:c="3"/>3</text:p>
      <text:p text:style-name="P10">[109,] <text:s text:c="3"/>5 <text:s text:c="3"/>2 <text:s text:c="3"/>4</text:p>
      <text:p text:style-name="P10">[110,] <text:s text:c="3"/>5 <text:s text:c="3"/>2 <text:s text:c="3"/>5</text:p>
      <text:p text:style-name="P10">[111,] <text:s text:c="3"/>5 <text:s text:c="3"/>3 <text:s text:c="3"/>1</text:p>
      <text:p text:style-name="P10">[112,] <text:s text:c="3"/>5 <text:s text:c="3"/>3 <text:s text:c="3"/>2</text:p>
      <text:p text:style-name="P10">[113,] <text:s text:c="3"/>5 <text:s text:c="3"/>3 <text:s text:c="3"/>3</text:p>
      <text:p text:style-name="P10">[114,] <text:s text:c="3"/>5 <text:s text:c="3"/>3 <text:s text:c="3"/>4</text:p>
      <text:p text:style-name="P10">[115,] <text:s text:c="3"/>5 <text:s text:c="3"/>3 <text:s text:c="3"/>5</text:p>
      <text:p text:style-name="P10">[116,] <text:s text:c="3"/>5 <text:s text:c="3"/>4 <text:s text:c="3"/>1</text:p>
      <text:p text:style-name="P10">[117,] <text:s text:c="3"/>5 <text:s text:c="3"/>4 <text:s text:c="3"/>2</text:p>
      <text:p text:style-name="P10">[118,] <text:s text:c="3"/>5 <text:s text:c="3"/>4 <text:s text:c="3"/>3</text:p>
      <text:p text:style-name="P10">[119,] <text:s text:c="3"/>5 <text:s text:c="3"/>4 <text:s text:c="3"/>4</text:p>
      <text:p text:style-name="P10">[120,] <text:s text:c="3"/>5 <text:s text:c="3"/>4 <text:s text:c="3"/>5</text:p>
      <text:p text:style-name="P10">[121,] <text:s text:c="3"/>5 <text:s text:c="3"/>5 <text:s text:c="3"/>1</text:p>
      <text:p text:style-name="P10">[122,] <text:s text:c="3"/>5 <text:s text:c="3"/>5 <text:s text:c="3"/>2</text:p>
      <text:p text:style-name="P10">[123,] <text:s text:c="3"/>5 <text:s text:c="3"/>5 <text:s text:c="3"/>3</text:p>
      <text:p text:style-name="P10">[124,] <text:s text:c="3"/>5 <text:s text:c="3"/>5 <text:s text:c="3"/>4</text:p>
      <text:p text:style-name="P10">[125,] <text:s text:c="3"/>5 <text:s text:c="3"/>5 <text:s text:c="3"/>5</text:p>
      <text:p text:style-name="P9"><text:s text:c="2"/><text:span text:style-name="T1">[1] <text:s/>8.717462 <text:s/>8.186465 <text:s/>8.084712 <text:s/>7.986465 <text:s/>8.717462 <text:s/>7.655468 <text:s/>8.359217 <text:s/>7.726468 <text:s/>7.628220 <text:s/>8.359217 <text:s/>3.785982 <text:s/>3.958734 <text:s/>4.489731 <text:s/>3.758734 <text:s/>4.489731 <text:s/>7.255468 <text:s/>7.428220 <text:s/>7.326468</text:span></text:p>
      <text:p text:style-name="P9"><text:s/><text:span text:style-name="T1">[19] <text:s/>7.959217 <text:s/>7.959217 <text:s/>8.717462 <text:s/>8.890214 <text:s/>8.788462 <text:s/>8.690214 <text:s/>9.421211 <text:s/>7.628220 <text:s/>7.124471 <text:s/>6.995471 <text:s/>6.897223 <text:s/>7.628220 10.223201 10.672325 10.039576 <text:s/>9.941328 10.672325 <text:s/>5.795471</text:span></text:p>
      <text:p text:style-name="P9"><text:s/><text:span text:style-name="T1">[37] <text:s/>5.740845 <text:s/>6.244595 <text:s/>5.513598 <text:s/>6.244595 <text:s/>9.264957 <text:s/>9.210332 <text:s/>9.081332 <text:s/>9.714081 <text:s/>9.714081 10.726951 10.672325 10.543325 10.445078 11.176075 <text:s/>3.785982 <text:s/>3.254985 <text:s/>3.785982 <text:s/>3.054985</text:span></text:p>
      <text:p text:style-name="P9"><text:s/><text:span text:style-name="T1">[55] <text:s/>3.785982 <text:s/>5.822718 <text:s/>6.271842 <text:s/>6.271842 <text:s/>5.540845 <text:s/>6.271842 <text:s/>6.884712 <text:s/>6.802839 <text:s/>7.333836 <text:s/>6.602839 <text:s/>7.333836 <text:s/>5.422718 <text:s/>5.340845 <text:s/>5.871842 <text:s/>5.871842 <text:s/>5.871842 <text:s/>6.884712 <text:s/>6.802839</text:span></text:p>
      <text:p text:style-name="P9"><text:soft-page-break/><text:s/><text:span text:style-name="T1">[73] <text:s/>7.333836 <text:s/>6.602839 <text:s/>7.333836 <text:s/>6.524471 <text:s/>5.993474 <text:s/>5.891722 <text:s/>6.524471 <text:s/>6.524471 <text:s/>8.561208 <text:s/>9.010332 <text:s/>8.377582 <text:s/>9.010332 <text:s/>9.010332 <text:s/>4.691722 <text:s/>4.609848 <text:s/>5.140845 <text:s/>5.140845 <text:s/>5.140845</text:span></text:p>
      <text:p text:style-name="P9"><text:s/><text:span text:style-name="T1">[91] <text:s/>9.623201 <text:s/>9.541328 <text:s/>9.439576 10.072325 10.072325 <text:s/>9.623201 <text:s/>9.541328 <text:s/>9.439576 10.072325 10.072325 <text:s/>8.717462 <text:s/>8.186465 <text:s/>8.084712 <text:s/>7.986465 <text:s/>8.717462 10.754198 11.203322 10.570573</text:span></text:p>
      <text:p text:style-name="P10">[109] 10.472325 11.203322 <text:s/>6.884712 <text:s/>6.802839 <text:s/>7.333836 <text:s/>6.602839 <text:s/>7.333836 10.354198 10.272325 10.170573 10.803322 10.803322 11.816192 11.734319 11.632567 11.534319 12.265316</text:p>
      <text:p text:style-name="P9"><text:s text:c="5"/><text:span text:style-name="T1">[,1] [,2] [,3]</text:span></text:p>
      <text:p text:style-name="P10">[1,] <text:s text:c="3"/>4 <text:s text:c="3"/>0 <text:s text:c="3"/>0</text:p>
      <text:p text:style-name="P10">[2,] <text:s text:c="3"/>1 <text:s text:c="3"/>3 <text:s text:c="3"/>0</text:p>
      <text:p text:style-name="P10">[3,] <text:s text:c="3"/>3 <text:s text:c="3"/>1 <text:s text:c="3"/>4</text:p>
      <text:p text:style-name="P10">[1] 1.560423 1.274179 1.281269</text:p>
      <text:p text:style-name="P10">[1] 1</text:p>
      <text:p text:style-name="P10"><text:span text:style-name="T2">&gt; MultiStepPenaltyHeuristic(2,5,matrix(rep(1,25),nrow=5),PlainIndexForNode,c(1,3,2,3,4),c(1,0,1,0,0),rep(1,5),rep(1/5,5),rep(1,5),c(1.3,1.8,2.2,2.8,3.2))</text:span></text:p>
      <text:p text:style-name="P10">[1] "Heuristic is Run"</text:p>
      <text:p text:style-name="P9"><text:s text:c="5"/><text:span text:style-name="T1">[,1] [,2]</text:span></text:p>
      <text:p text:style-name="P10">[1,] <text:s text:c="3"/>1 <text:s text:c="3"/>0</text:p>
      <text:p text:style-name="P10">[2,] <text:s text:c="3"/>2 <text:s text:c="3"/>0</text:p>
      <text:p text:style-name="P10">[3,] <text:s text:c="3"/>3 <text:s text:c="3"/>0</text:p>
      <text:p text:style-name="P10">[4,] <text:s text:c="3"/>4 <text:s text:c="3"/>0</text:p>
      <text:p text:style-name="P10">[5,] <text:s text:c="3"/>5 <text:s text:c="3"/>0</text:p>
      <text:p text:style-name="P10">[1] 1.2909969 0.7600000 1.2909969 1.1709969 0.6509969</text:p>
      <text:p text:style-name="P9"><text:s text:c="6"/><text:span text:style-name="T1">[,1] [,2]</text:span></text:p>
      <text:p text:style-name="P9"><text:s/><text:span text:style-name="T1">[1,] <text:s text:c="3"/>1 <text:s text:c="3"/>1</text:span></text:p>
      <text:p text:style-name="P9"><text:s/><text:span text:style-name="T1">[2,] <text:s text:c="3"/>1 <text:s text:c="3"/>2</text:span></text:p>
      <text:p text:style-name="P9"><text:s/><text:span text:style-name="T1">[3,] <text:s text:c="3"/>1 <text:s text:c="3"/>3</text:span></text:p>
      <text:p text:style-name="P9"><text:s/><text:span text:style-name="T1">[4,] <text:s text:c="3"/>1 <text:s text:c="3"/>4</text:span></text:p>
      <text:p text:style-name="P9"><text:s/><text:span text:style-name="T1">[5,] <text:s text:c="3"/>1 <text:s text:c="3"/>5</text:span></text:p>
      <text:p text:style-name="P9"><text:s/><text:span text:style-name="T1">[6,] <text:s text:c="3"/>2 <text:s text:c="3"/>1</text:span></text:p>
      <text:p text:style-name="P9"><text:s/><text:span text:style-name="T1">[7,] <text:s text:c="3"/>2 <text:s text:c="3"/>2</text:span></text:p>
      <text:p text:style-name="P9"><text:s/><text:span text:style-name="T1">[8,] <text:s text:c="3"/>2 <text:s text:c="3"/>3</text:span></text:p>
      <text:p text:style-name="P9"><text:s/><text:span text:style-name="T1">[9,] <text:s text:c="3"/>2 <text:s text:c="3"/>4</text:span></text:p>
      <text:p text:style-name="P10">[10,] <text:s text:c="3"/>2 <text:s text:c="3"/>5</text:p>
      <text:p text:style-name="P10">[11,] <text:s text:c="3"/>3 <text:s text:c="3"/>1</text:p>
      <text:p text:style-name="P10">[12,] <text:s text:c="3"/>3 <text:s text:c="3"/>2</text:p>
      <text:p text:style-name="P10">[13,] <text:s text:c="3"/>3 <text:s text:c="3"/>3</text:p>
      <text:p text:style-name="P10">[14,] <text:s text:c="3"/>3 <text:s text:c="3"/>4</text:p>
      <text:p text:style-name="P10">[15,] <text:s text:c="3"/>3 <text:s text:c="3"/>5</text:p>
      <text:p text:style-name="P10">[16,] <text:s text:c="3"/>4 <text:s text:c="3"/>1</text:p>
      <text:p text:style-name="P10">[17,] <text:s text:c="3"/>4 <text:s text:c="3"/>2</text:p>
      <text:p text:style-name="P10">[18,] <text:s text:c="3"/>4 <text:s text:c="3"/>3</text:p>
      <text:p text:style-name="P10">[19,] <text:s text:c="3"/>4 <text:s text:c="3"/>4</text:p>
      <text:p text:style-name="P10">[20,] <text:s text:c="3"/>4 <text:s text:c="3"/>5</text:p>
      <text:p text:style-name="P10">[21,] <text:s text:c="3"/>5 <text:s text:c="3"/>1</text:p>
      <text:p text:style-name="P10">[22,] <text:s text:c="3"/>5 <text:s text:c="3"/>2</text:p>
      <text:p text:style-name="P10">[23,] <text:s text:c="3"/>5 <text:s text:c="3"/>3</text:p>
      <text:p text:style-name="P10">[24,] <text:s text:c="3"/>5 <text:s text:c="3"/>4</text:p>
      <text:p text:style-name="P10">[25,] <text:s text:c="3"/>5 <text:s text:c="3"/>5</text:p>
      <text:p text:style-name="P9"><text:s/><text:span text:style-name="T1">[1] 7.684471 7.153474 3.385740 6.953474 6.851722 6.622477 9.721208 5.422477 8.990211 8.888458 3.385740 5.953474 6.484471 5.753474 5.651722 6.833474 9.401208 5.633474 9.932205 9.099455</text:span></text:p>
      <text:p text:style-name="P10">[21] 6.211722 8.779455 5.011722 8.579455 9.310452</text:p>
      <text:p text:style-name="P9"><text:s text:c="5"/><text:span text:style-name="T1">[,1] [,2]</text:span></text:p>
      <text:p text:style-name="P10">[1,] <text:s text:c="3"/>5 <text:s text:c="3"/>0</text:p>
      <text:p text:style-name="P10">[2,] <text:s text:c="3"/>1 <text:s text:c="3"/>3</text:p>
      <text:p text:style-name="P10">[1] 1.600317 1.454179</text:p>
      <text:p text:style-name="P10">[1] 1</text:p>
      <text:p text:style-name="P10"><text:soft-page-break/><text:span text:style-name="T2">&gt; MultiStepPenaltyHeuristic(3,5,matrix(rep(1,25),nrow=5),PlainIndexForNode,c(1,3,2,3,4),c(1,0,1,0,0),rep(1,5),rep(1/5,5),rep(1,5),c(1.3,1.8,2.2,2.8,3.2))</text:span></text:p>
      <text:p text:style-name="P10">[1] "Heuristic is Run"</text:p>
      <text:p text:style-name="P9"><text:s text:c="5"/><text:span text:style-name="T1">[,1] [,2] [,3]</text:span></text:p>
      <text:p text:style-name="P10">[1,] <text:s text:c="3"/>1 <text:s text:c="3"/>0 <text:s text:c="3"/>0</text:p>
      <text:p text:style-name="P10">[2,] <text:s text:c="3"/>2 <text:s text:c="3"/>0 <text:s text:c="3"/>0</text:p>
      <text:p text:style-name="P10">[3,] <text:s text:c="3"/>3 <text:s text:c="3"/>0 <text:s text:c="3"/>0</text:p>
      <text:p text:style-name="P10">[4,] <text:s text:c="3"/>4 <text:s text:c="3"/>0 <text:s text:c="3"/>0</text:p>
      <text:p text:style-name="P10">[5,] <text:s text:c="3"/>5 <text:s text:c="3"/>0 <text:s text:c="3"/>0</text:p>
      <text:p text:style-name="P10">[1] 1.2909969 0.7600000 1.2909969 1.1709969 0.6509969</text:p>
      <text:p text:style-name="P9"><text:s text:c="6"/><text:span text:style-name="T1">[,1] [,2] [,3]</text:span></text:p>
      <text:p text:style-name="P9"><text:s/><text:span text:style-name="T1">[1,] <text:s text:c="3"/>1 <text:s text:c="3"/>1 <text:s text:c="3"/>0</text:span></text:p>
      <text:p text:style-name="P9"><text:s/><text:span text:style-name="T1">[2,] <text:s text:c="3"/>1 <text:s text:c="3"/>2 <text:s text:c="3"/>0</text:span></text:p>
      <text:p text:style-name="P9"><text:s/><text:span text:style-name="T1">[3,] <text:s text:c="3"/>1 <text:s text:c="3"/>3 <text:s text:c="3"/>0</text:span></text:p>
      <text:p text:style-name="P9"><text:s/><text:span text:style-name="T1">[4,] <text:s text:c="3"/>1 <text:s text:c="3"/>4 <text:s text:c="3"/>0</text:span></text:p>
      <text:p text:style-name="P9"><text:s/><text:span text:style-name="T1">[5,] <text:s text:c="3"/>1 <text:s text:c="3"/>5 <text:s text:c="3"/>0</text:span></text:p>
      <text:p text:style-name="P9"><text:s/><text:span text:style-name="T1">[6,] <text:s text:c="3"/>2 <text:s text:c="3"/>1 <text:s text:c="3"/>0</text:span></text:p>
      <text:p text:style-name="P9"><text:s/><text:span text:style-name="T1">[7,] <text:s text:c="3"/>2 <text:s text:c="3"/>2 <text:s text:c="3"/>0</text:span></text:p>
      <text:p text:style-name="P9"><text:s/><text:span text:style-name="T1">[8,] <text:s text:c="3"/>2 <text:s text:c="3"/>3 <text:s text:c="3"/>0</text:span></text:p>
      <text:p text:style-name="P9"><text:s/><text:span text:style-name="T1">[9,] <text:s text:c="3"/>2 <text:s text:c="3"/>4 <text:s text:c="3"/>0</text:span></text:p>
      <text:p text:style-name="P10">[10,] <text:s text:c="3"/>2 <text:s text:c="3"/>5 <text:s text:c="3"/>0</text:p>
      <text:p text:style-name="P10">[11,] <text:s text:c="3"/>3 <text:s text:c="3"/>1 <text:s text:c="3"/>0</text:p>
      <text:p text:style-name="P10">[12,] <text:s text:c="3"/>3 <text:s text:c="3"/>2 <text:s text:c="3"/>0</text:p>
      <text:p text:style-name="P10">[13,] <text:s text:c="3"/>3 <text:s text:c="3"/>3 <text:s text:c="3"/>0</text:p>
      <text:p text:style-name="P10">[14,] <text:s text:c="3"/>3 <text:s text:c="3"/>4 <text:s text:c="3"/>0</text:p>
      <text:p text:style-name="P10">[15,] <text:s text:c="3"/>3 <text:s text:c="3"/>5 <text:s text:c="3"/>0</text:p>
      <text:p text:style-name="P10">[16,] <text:s text:c="3"/>4 <text:s text:c="3"/>1 <text:s text:c="3"/>0</text:p>
      <text:p text:style-name="P10">[17,] <text:s text:c="3"/>4 <text:s text:c="3"/>2 <text:s text:c="3"/>0</text:p>
      <text:p text:style-name="P10">[18,] <text:s text:c="3"/>4 <text:s text:c="3"/>3 <text:s text:c="3"/>0</text:p>
      <text:p text:style-name="P10">[19,] <text:s text:c="3"/>4 <text:s text:c="3"/>4 <text:s text:c="3"/>0</text:p>
      <text:p text:style-name="P10">[20,] <text:s text:c="3"/>4 <text:s text:c="3"/>5 <text:s text:c="3"/>0</text:p>
      <text:p text:style-name="P10">[21,] <text:s text:c="3"/>5 <text:s text:c="3"/>1 <text:s text:c="3"/>0</text:p>
      <text:p text:style-name="P10">[22,] <text:s text:c="3"/>5 <text:s text:c="3"/>2 <text:s text:c="3"/>0</text:p>
      <text:p text:style-name="P10">[23,] <text:s text:c="3"/>5 <text:s text:c="3"/>3 <text:s text:c="3"/>0</text:p>
      <text:p text:style-name="P10">[24,] <text:s text:c="3"/>5 <text:s text:c="3"/>4 <text:s text:c="3"/>0</text:p>
      <text:p text:style-name="P10">[25,] <text:s text:c="3"/>5 <text:s text:c="3"/>5 <text:s text:c="3"/>0</text:p>
      <text:p text:style-name="P9"><text:s/><text:span text:style-name="T1">[1] 7.684471 7.153474 3.385740 6.953474 6.851722 6.622477 9.721208 5.422477 8.990211 8.888458 3.385740 5.953474 6.484471 5.753474 5.651722 6.833474 9.401208 5.633474 9.932205 9.099455</text:span></text:p>
      <text:p text:style-name="P10">[21] 6.211722 8.779455 5.011722 8.579455 9.310452</text:p>
      <text:p text:style-name="P9"><text:s text:c="7"/><text:span text:style-name="T1">[,1] [,2] [,3]</text:span></text:p>
      <text:p text:style-name="P9"><text:s text:c="2"/><text:span text:style-name="T1">[1,] <text:s text:c="3"/>1 <text:s text:c="3"/>1 <text:s text:c="3"/>1</text:span></text:p>
      <text:p text:style-name="P9"><text:s text:c="2"/><text:span text:style-name="T1">[2,] <text:s text:c="3"/>1 <text:s text:c="3"/>1 <text:s text:c="3"/>2</text:span></text:p>
      <text:p text:style-name="P9"><text:s text:c="2"/><text:span text:style-name="T1">[3,] <text:s text:c="3"/>1 <text:s text:c="3"/>1 <text:s text:c="3"/>3</text:span></text:p>
      <text:p text:style-name="P9"><text:s text:c="2"/><text:span text:style-name="T1">[4,] <text:s text:c="3"/>1 <text:s text:c="3"/>1 <text:s text:c="3"/>4</text:span></text:p>
      <text:p text:style-name="P9"><text:s text:c="2"/><text:span text:style-name="T1">[5,] <text:s text:c="3"/>1 <text:s text:c="3"/>1 <text:s text:c="3"/>5</text:span></text:p>
      <text:p text:style-name="P9"><text:s text:c="2"/><text:span text:style-name="T1">[6,] <text:s text:c="3"/>1 <text:s text:c="3"/>2 <text:s text:c="3"/>1</text:span></text:p>
      <text:p text:style-name="P9"><text:s text:c="2"/><text:span text:style-name="T1">[7,] <text:s text:c="3"/>1 <text:s text:c="3"/>2 <text:s text:c="3"/>2</text:span></text:p>
      <text:p text:style-name="P9"><text:s text:c="2"/><text:span text:style-name="T1">[8,] <text:s text:c="3"/>1 <text:s text:c="3"/>2 <text:s text:c="3"/>3</text:span></text:p>
      <text:p text:style-name="P9"><text:s text:c="2"/><text:span text:style-name="T1">[9,] <text:s text:c="3"/>1 <text:s text:c="3"/>2 <text:s text:c="3"/>4</text:span></text:p>
      <text:p text:style-name="P9"><text:s/><text:span text:style-name="T1">[10,] <text:s text:c="3"/>1 <text:s text:c="3"/>2 <text:s text:c="3"/>5</text:span></text:p>
      <text:p text:style-name="P9"><text:s/><text:span text:style-name="T1">[11,] <text:s text:c="3"/>1 <text:s text:c="3"/>3 <text:s text:c="3"/>1</text:span></text:p>
      <text:p text:style-name="P9"><text:s/><text:span text:style-name="T1">[12,] <text:s text:c="3"/>1 <text:s text:c="3"/>3 <text:s text:c="3"/>2</text:span></text:p>
      <text:p text:style-name="P9"><text:s/><text:span text:style-name="T1">[13,] <text:s text:c="3"/>1 <text:s text:c="3"/>3 <text:s text:c="3"/>3</text:span></text:p>
      <text:p text:style-name="P9"><text:s/><text:span text:style-name="T1">[14,] <text:s text:c="3"/>1 <text:s text:c="3"/>3 <text:s text:c="3"/>4</text:span></text:p>
      <text:p text:style-name="P9"><text:s/><text:span text:style-name="T1">[15,] <text:s text:c="3"/>1 <text:s text:c="3"/>3 <text:s text:c="3"/>5</text:span></text:p>
      <text:p text:style-name="P9"><text:s/><text:span text:style-name="T1">[16,] <text:s text:c="3"/>1 <text:s text:c="3"/>4 <text:s text:c="3"/>1</text:span></text:p>
      <text:p text:style-name="P9"><text:s/><text:span text:style-name="T1">[17,] <text:s text:c="3"/>1 <text:s text:c="3"/>4 <text:s text:c="3"/>2</text:span></text:p>
      <text:p text:style-name="P9"><text:s/><text:span text:style-name="T1">[18,] <text:s text:c="3"/>1 <text:s text:c="3"/>4 <text:s text:c="3"/>3</text:span></text:p>
      <text:p text:style-name="P9"><text:soft-page-break/><text:s/><text:span text:style-name="T1">[19,] <text:s text:c="3"/>1 <text:s text:c="3"/>4 <text:s text:c="3"/>4</text:span></text:p>
      <text:p text:style-name="P9"><text:s/><text:span text:style-name="T1">[20,] <text:s text:c="3"/>1 <text:s text:c="3"/>4 <text:s text:c="3"/>5</text:span></text:p>
      <text:p text:style-name="P9"><text:s/><text:span text:style-name="T1">[21,] <text:s text:c="3"/>1 <text:s text:c="3"/>5 <text:s text:c="3"/>1</text:span></text:p>
      <text:p text:style-name="P9"><text:s/><text:span text:style-name="T1">[22,] <text:s text:c="3"/>1 <text:s text:c="3"/>5 <text:s text:c="3"/>2</text:span></text:p>
      <text:p text:style-name="P9"><text:s/><text:span text:style-name="T1">[23,] <text:s text:c="3"/>1 <text:s text:c="3"/>5 <text:s text:c="3"/>3</text:span></text:p>
      <text:p text:style-name="P9"><text:s/><text:span text:style-name="T1">[24,] <text:s text:c="3"/>1 <text:s text:c="3"/>5 <text:s text:c="3"/>4</text:span></text:p>
      <text:p text:style-name="P9"><text:s/><text:span text:style-name="T1">[25,] <text:s text:c="3"/>1 <text:s text:c="3"/>5 <text:s text:c="3"/>5</text:span></text:p>
      <text:p text:style-name="P9"><text:s/><text:span text:style-name="T1">[26,] <text:s text:c="3"/>2 <text:s text:c="3"/>1 <text:s text:c="3"/>1</text:span></text:p>
      <text:p text:style-name="P9"><text:s/><text:span text:style-name="T1">[27,] <text:s text:c="3"/>2 <text:s text:c="3"/>1 <text:s text:c="3"/>2</text:span></text:p>
      <text:p text:style-name="P9"><text:s/><text:span text:style-name="T1">[28,] <text:s text:c="3"/>2 <text:s text:c="3"/>1 <text:s text:c="3"/>3</text:span></text:p>
      <text:p text:style-name="P9"><text:s/><text:span text:style-name="T1">[29,] <text:s text:c="3"/>2 <text:s text:c="3"/>1 <text:s text:c="3"/>4</text:span></text:p>
      <text:p text:style-name="P9"><text:s/><text:span text:style-name="T1">[30,] <text:s text:c="3"/>2 <text:s text:c="3"/>1 <text:s text:c="3"/>5</text:span></text:p>
      <text:p text:style-name="P9"><text:s/><text:span text:style-name="T1">[31,] <text:s text:c="3"/>2 <text:s text:c="3"/>2 <text:s text:c="3"/>1</text:span></text:p>
      <text:p text:style-name="P9"><text:s/><text:span text:style-name="T1">[32,] <text:s text:c="3"/>2 <text:s text:c="3"/>2 <text:s text:c="3"/>2</text:span></text:p>
      <text:p text:style-name="P9"><text:s/><text:span text:style-name="T1">[33,] <text:s text:c="3"/>2 <text:s text:c="3"/>2 <text:s text:c="3"/>3</text:span></text:p>
      <text:p text:style-name="P9"><text:s/><text:span text:style-name="T1">[34,] <text:s text:c="3"/>2 <text:s text:c="3"/>2 <text:s text:c="3"/>4</text:span></text:p>
      <text:p text:style-name="P9"><text:s/><text:span text:style-name="T1">[35,] <text:s text:c="3"/>2 <text:s text:c="3"/>2 <text:s text:c="3"/>5</text:span></text:p>
      <text:p text:style-name="P9"><text:s/><text:span text:style-name="T1">[36,] <text:s text:c="3"/>2 <text:s text:c="3"/>3 <text:s text:c="3"/>1</text:span></text:p>
      <text:p text:style-name="P9"><text:s/><text:span text:style-name="T1">[37,] <text:s text:c="3"/>2 <text:s text:c="3"/>3 <text:s text:c="3"/>2</text:span></text:p>
      <text:p text:style-name="P9"><text:s/><text:span text:style-name="T1">[38,] <text:s text:c="3"/>2 <text:s text:c="3"/>3 <text:s text:c="3"/>3</text:span></text:p>
      <text:p text:style-name="P9"><text:s/><text:span text:style-name="T1">[39,] <text:s text:c="3"/>2 <text:s text:c="3"/>3 <text:s text:c="3"/>4</text:span></text:p>
      <text:p text:style-name="P9"><text:s/><text:span text:style-name="T1">[40,] <text:s text:c="3"/>2 <text:s text:c="3"/>3 <text:s text:c="3"/>5</text:span></text:p>
      <text:p text:style-name="P9"><text:s/><text:span text:style-name="T1">[41,] <text:s text:c="3"/>2 <text:s text:c="3"/>4 <text:s text:c="3"/>1</text:span></text:p>
      <text:p text:style-name="P9"><text:s/><text:span text:style-name="T1">[42,] <text:s text:c="3"/>2 <text:s text:c="3"/>4 <text:s text:c="3"/>2</text:span></text:p>
      <text:p text:style-name="P9"><text:s/><text:span text:style-name="T1">[43,] <text:s text:c="3"/>2 <text:s text:c="3"/>4 <text:s text:c="3"/>3</text:span></text:p>
      <text:p text:style-name="P9"><text:s/><text:span text:style-name="T1">[44,] <text:s text:c="3"/>2 <text:s text:c="3"/>4 <text:s text:c="3"/>4</text:span></text:p>
      <text:p text:style-name="P9"><text:s/><text:span text:style-name="T1">[45,] <text:s text:c="3"/>2 <text:s text:c="3"/>4 <text:s text:c="3"/>5</text:span></text:p>
      <text:p text:style-name="P9"><text:s/><text:span text:style-name="T1">[46,] <text:s text:c="3"/>2 <text:s text:c="3"/>5 <text:s text:c="3"/>1</text:span></text:p>
      <text:p text:style-name="P9"><text:s/><text:span text:style-name="T1">[47,] <text:s text:c="3"/>2 <text:s text:c="3"/>5 <text:s text:c="3"/>2</text:span></text:p>
      <text:p text:style-name="P9"><text:s/><text:span text:style-name="T1">[48,] <text:s text:c="3"/>2 <text:s text:c="3"/>5 <text:s text:c="3"/>3</text:span></text:p>
      <text:p text:style-name="P9"><text:s/><text:span text:style-name="T1">[49,] <text:s text:c="3"/>2 <text:s text:c="3"/>5 <text:s text:c="3"/>4</text:span></text:p>
      <text:p text:style-name="P9"><text:s/><text:span text:style-name="T1">[50,] <text:s text:c="3"/>2 <text:s text:c="3"/>5 <text:s text:c="3"/>5</text:span></text:p>
      <text:p text:style-name="P9"><text:s/><text:span text:style-name="T1">[51,] <text:s text:c="3"/>3 <text:s text:c="3"/>1 <text:s text:c="3"/>1</text:span></text:p>
      <text:p text:style-name="P9"><text:s/><text:span text:style-name="T1">[52,] <text:s text:c="3"/>3 <text:s text:c="3"/>1 <text:s text:c="3"/>2</text:span></text:p>
      <text:p text:style-name="P9"><text:s/><text:span text:style-name="T1">[53,] <text:s text:c="3"/>3 <text:s text:c="3"/>1 <text:s text:c="3"/>3</text:span></text:p>
      <text:p text:style-name="P9"><text:s/><text:span text:style-name="T1">[54,] <text:s text:c="3"/>3 <text:s text:c="3"/>1 <text:s text:c="3"/>4</text:span></text:p>
      <text:p text:style-name="P9"><text:s/><text:span text:style-name="T1">[55,] <text:s text:c="3"/>3 <text:s text:c="3"/>1 <text:s text:c="3"/>5</text:span></text:p>
      <text:p text:style-name="P9"><text:s/><text:span text:style-name="T1">[56,] <text:s text:c="3"/>3 <text:s text:c="3"/>2 <text:s text:c="3"/>1</text:span></text:p>
      <text:p text:style-name="P9"><text:s/><text:span text:style-name="T1">[57,] <text:s text:c="3"/>3 <text:s text:c="3"/>2 <text:s text:c="3"/>2</text:span></text:p>
      <text:p text:style-name="P9"><text:s/><text:span text:style-name="T1">[58,] <text:s text:c="3"/>3 <text:s text:c="3"/>2 <text:s text:c="3"/>3</text:span></text:p>
      <text:p text:style-name="P9"><text:s/><text:span text:style-name="T1">[59,] <text:s text:c="3"/>3 <text:s text:c="3"/>2 <text:s text:c="3"/>4</text:span></text:p>
      <text:p text:style-name="P9"><text:s/><text:span text:style-name="T1">[60,] <text:s text:c="3"/>3 <text:s text:c="3"/>2 <text:s text:c="3"/>5</text:span></text:p>
      <text:p text:style-name="P9"><text:s/><text:span text:style-name="T1">[61,] <text:s text:c="3"/>3 <text:s text:c="3"/>3 <text:s text:c="3"/>1</text:span></text:p>
      <text:p text:style-name="P9"><text:s/><text:span text:style-name="T1">[62,] <text:s text:c="3"/>3 <text:s text:c="3"/>3 <text:s text:c="3"/>2</text:span></text:p>
      <text:p text:style-name="P9"><text:s/><text:span text:style-name="T1">[63,] <text:s text:c="3"/>3 <text:s text:c="3"/>3 <text:s text:c="3"/>3</text:span></text:p>
      <text:p text:style-name="P9"><text:s/><text:span text:style-name="T1">[64,] <text:s text:c="3"/>3 <text:s text:c="3"/>3 <text:s text:c="3"/>4</text:span></text:p>
      <text:p text:style-name="P9"><text:s/><text:span text:style-name="T1">[65,] <text:s text:c="3"/>3 <text:s text:c="3"/>3 <text:s text:c="3"/>5</text:span></text:p>
      <text:p text:style-name="P9"><text:s/><text:span text:style-name="T1">[66,] <text:s text:c="3"/>3 <text:s text:c="3"/>4 <text:s text:c="3"/>1</text:span></text:p>
      <text:p text:style-name="P9"><text:s/><text:span text:style-name="T1">[67,] <text:s text:c="3"/>3 <text:s text:c="3"/>4 <text:s text:c="3"/>2</text:span></text:p>
      <text:p text:style-name="P9"><text:s/><text:span text:style-name="T1">[68,] <text:s text:c="3"/>3 <text:s text:c="3"/>4 <text:s text:c="3"/>3</text:span></text:p>
      <text:p text:style-name="P9"><text:s/><text:span text:style-name="T1">[69,] <text:s text:c="3"/>3 <text:s text:c="3"/>4 <text:s text:c="3"/>4</text:span></text:p>
      <text:p text:style-name="P9"><text:s/><text:span text:style-name="T1">[70,] <text:s text:c="3"/>3 <text:s text:c="3"/>4 <text:s text:c="3"/>5</text:span></text:p>
      <text:p text:style-name="P9"><text:s/><text:span text:style-name="T1">[71,] <text:s text:c="3"/>3 <text:s text:c="3"/>5 <text:s text:c="3"/>1</text:span></text:p>
      <text:p text:style-name="P9"><text:s/><text:span text:style-name="T1">[72,] <text:s text:c="3"/>3 <text:s text:c="3"/>5 <text:s text:c="3"/>2</text:span></text:p>
      <text:p text:style-name="P9"><text:s/><text:span text:style-name="T1">[73,] <text:s text:c="3"/>3 <text:s text:c="3"/>5 <text:s text:c="3"/>3</text:span></text:p>
      <text:p text:style-name="P9"><text:s/><text:span text:style-name="T1">[74,] <text:s text:c="3"/>3 <text:s text:c="3"/>5 <text:s text:c="3"/>4</text:span></text:p>
      <text:p text:style-name="P9"><text:s/><text:span text:style-name="T1">[75,] <text:s text:c="3"/>3 <text:s text:c="3"/>5 <text:s text:c="3"/>5</text:span></text:p>
      <text:p text:style-name="P9"><text:s/><text:span text:style-name="T1">[76,] <text:s text:c="3"/>4 <text:s text:c="3"/>1 <text:s text:c="3"/>1</text:span></text:p>
      <text:p text:style-name="P9"><text:s/><text:span text:style-name="T1">[77,] <text:s text:c="3"/>4 <text:s text:c="3"/>1 <text:s text:c="3"/>2</text:span></text:p>
      <text:p text:style-name="P9"><text:soft-page-break/><text:s/><text:span text:style-name="T1">[78,] <text:s text:c="3"/>4 <text:s text:c="3"/>1 <text:s text:c="3"/>3</text:span></text:p>
      <text:p text:style-name="P9"><text:s/><text:span text:style-name="T1">[79,] <text:s text:c="3"/>4 <text:s text:c="3"/>1 <text:s text:c="3"/>4</text:span></text:p>
      <text:p text:style-name="P9"><text:s/><text:span text:style-name="T1">[80,] <text:s text:c="3"/>4 <text:s text:c="3"/>1 <text:s text:c="3"/>5</text:span></text:p>
      <text:p text:style-name="P9"><text:s/><text:span text:style-name="T1">[81,] <text:s text:c="3"/>4 <text:s text:c="3"/>2 <text:s text:c="3"/>1</text:span></text:p>
      <text:p text:style-name="P9"><text:s/><text:span text:style-name="T1">[82,] <text:s text:c="3"/>4 <text:s text:c="3"/>2 <text:s text:c="3"/>2</text:span></text:p>
      <text:p text:style-name="P9"><text:s/><text:span text:style-name="T1">[83,] <text:s text:c="3"/>4 <text:s text:c="3"/>2 <text:s text:c="3"/>3</text:span></text:p>
      <text:p text:style-name="P9"><text:s/><text:span text:style-name="T1">[84,] <text:s text:c="3"/>4 <text:s text:c="3"/>2 <text:s text:c="3"/>4</text:span></text:p>
      <text:p text:style-name="P9"><text:s/><text:span text:style-name="T1">[85,] <text:s text:c="3"/>4 <text:s text:c="3"/>2 <text:s text:c="3"/>5</text:span></text:p>
      <text:p text:style-name="P9"><text:s/><text:span text:style-name="T1">[86,] <text:s text:c="3"/>4 <text:s text:c="3"/>3 <text:s text:c="3"/>1</text:span></text:p>
      <text:p text:style-name="P9"><text:s/><text:span text:style-name="T1">[87,] <text:s text:c="3"/>4 <text:s text:c="3"/>3 <text:s text:c="3"/>2</text:span></text:p>
      <text:p text:style-name="P9"><text:s/><text:span text:style-name="T1">[88,] <text:s text:c="3"/>4 <text:s text:c="3"/>3 <text:s text:c="3"/>3</text:span></text:p>
      <text:p text:style-name="P9"><text:s/><text:span text:style-name="T1">[89,] <text:s text:c="3"/>4 <text:s text:c="3"/>3 <text:s text:c="3"/>4</text:span></text:p>
      <text:p text:style-name="P9"><text:s/><text:span text:style-name="T1">[90,] <text:s text:c="3"/>4 <text:s text:c="3"/>3 <text:s text:c="3"/>5</text:span></text:p>
      <text:p text:style-name="P9"><text:s/><text:span text:style-name="T1">[91,] <text:s text:c="3"/>4 <text:s text:c="3"/>4 <text:s text:c="3"/>1</text:span></text:p>
      <text:p text:style-name="P9"><text:s/><text:span text:style-name="T1">[92,] <text:s text:c="3"/>4 <text:s text:c="3"/>4 <text:s text:c="3"/>2</text:span></text:p>
      <text:p text:style-name="P9"><text:s/><text:span text:style-name="T1">[93,] <text:s text:c="3"/>4 <text:s text:c="3"/>4 <text:s text:c="3"/>3</text:span></text:p>
      <text:p text:style-name="P9"><text:s/><text:span text:style-name="T1">[94,] <text:s text:c="3"/>4 <text:s text:c="3"/>4 <text:s text:c="3"/>4</text:span></text:p>
      <text:p text:style-name="P9"><text:s/><text:span text:style-name="T1">[95,] <text:s text:c="3"/>4 <text:s text:c="3"/>4 <text:s text:c="3"/>5</text:span></text:p>
      <text:p text:style-name="P9"><text:s/><text:span text:style-name="T1">[96,] <text:s text:c="3"/>4 <text:s text:c="3"/>5 <text:s text:c="3"/>1</text:span></text:p>
      <text:p text:style-name="P9"><text:s/><text:span text:style-name="T1">[97,] <text:s text:c="3"/>4 <text:s text:c="3"/>5 <text:s text:c="3"/>2</text:span></text:p>
      <text:p text:style-name="P9"><text:s/><text:span text:style-name="T1">[98,] <text:s text:c="3"/>4 <text:s text:c="3"/>5 <text:s text:c="3"/>3</text:span></text:p>
      <text:p text:style-name="P9"><text:s/><text:span text:style-name="T1">[99,] <text:s text:c="3"/>4 <text:s text:c="3"/>5 <text:s text:c="3"/>4</text:span></text:p>
      <text:p text:style-name="P10">[100,] <text:s text:c="3"/>4 <text:s text:c="3"/>5 <text:s text:c="3"/>5</text:p>
      <text:p text:style-name="P10">[101,] <text:s text:c="3"/>5 <text:s text:c="3"/>1 <text:s text:c="3"/>1</text:p>
      <text:p text:style-name="P10">[102,] <text:s text:c="3"/>5 <text:s text:c="3"/>1 <text:s text:c="3"/>2</text:p>
      <text:p text:style-name="P10">[103,] <text:s text:c="3"/>5 <text:s text:c="3"/>1 <text:s text:c="3"/>3</text:p>
      <text:p text:style-name="P10">[104,] <text:s text:c="3"/>5 <text:s text:c="3"/>1 <text:s text:c="3"/>4</text:p>
      <text:p text:style-name="P10">[105,] <text:s text:c="3"/>5 <text:s text:c="3"/>1 <text:s text:c="3"/>5</text:p>
      <text:p text:style-name="P10">[106,] <text:s text:c="3"/>5 <text:s text:c="3"/>2 <text:s text:c="3"/>1</text:p>
      <text:p text:style-name="P10">[107,] <text:s text:c="3"/>5 <text:s text:c="3"/>2 <text:s text:c="3"/>2</text:p>
      <text:p text:style-name="P10">[108,] <text:s text:c="3"/>5 <text:s text:c="3"/>2 <text:s text:c="3"/>3</text:p>
      <text:p text:style-name="P10">[109,] <text:s text:c="3"/>5 <text:s text:c="3"/>2 <text:s text:c="3"/>4</text:p>
      <text:p text:style-name="P10">[110,] <text:s text:c="3"/>5 <text:s text:c="3"/>2 <text:s text:c="3"/>5</text:p>
      <text:p text:style-name="P10">[111,] <text:s text:c="3"/>5 <text:s text:c="3"/>3 <text:s text:c="3"/>1</text:p>
      <text:p text:style-name="P10">[112,] <text:s text:c="3"/>5 <text:s text:c="3"/>3 <text:s text:c="3"/>2</text:p>
      <text:p text:style-name="P10">[113,] <text:s text:c="3"/>5 <text:s text:c="3"/>3 <text:s text:c="3"/>3</text:p>
      <text:p text:style-name="P10">[114,] <text:s text:c="3"/>5 <text:s text:c="3"/>3 <text:s text:c="3"/>4</text:p>
      <text:p text:style-name="P10">[115,] <text:s text:c="3"/>5 <text:s text:c="3"/>3 <text:s text:c="3"/>5</text:p>
      <text:p text:style-name="P10">[116,] <text:s text:c="3"/>5 <text:s text:c="3"/>4 <text:s text:c="3"/>1</text:p>
      <text:p text:style-name="P10">[117,] <text:s text:c="3"/>5 <text:s text:c="3"/>4 <text:s text:c="3"/>2</text:p>
      <text:p text:style-name="P10">[118,] <text:s text:c="3"/>5 <text:s text:c="3"/>4 <text:s text:c="3"/>3</text:p>
      <text:p text:style-name="P10">[119,] <text:s text:c="3"/>5 <text:s text:c="3"/>4 <text:s text:c="3"/>4</text:p>
      <text:p text:style-name="P10">[120,] <text:s text:c="3"/>5 <text:s text:c="3"/>4 <text:s text:c="3"/>5</text:p>
      <text:p text:style-name="P10">[121,] <text:s text:c="3"/>5 <text:s text:c="3"/>5 <text:s text:c="3"/>1</text:p>
      <text:p text:style-name="P10">[122,] <text:s text:c="3"/>5 <text:s text:c="3"/>5 <text:s text:c="3"/>2</text:p>
      <text:p text:style-name="P10">[123,] <text:s text:c="3"/>5 <text:s text:c="3"/>5 <text:s text:c="3"/>3</text:p>
      <text:p text:style-name="P10">[124,] <text:s text:c="3"/>5 <text:s text:c="3"/>5 <text:s text:c="3"/>4</text:p>
      <text:p text:style-name="P10">[125,] <text:s text:c="3"/>5 <text:s text:c="3"/>5 <text:s text:c="3"/>5</text:p>
      <text:p text:style-name="P9"><text:s text:c="2"/><text:span text:style-name="T1">[1] 10.411963 <text:s/>9.880966 <text:s/>9.779214 <text:s/>9.680966 <text:s/>9.579214 <text:s/>9.349969 10.053719 <text:s/>9.420969 <text:s/>9.322722 <text:s/>9.220969 <text:s/>5.480483 <text:s/>5.653236 <text:s/>6.184232 <text:s/>5.453236 <text:s/>5.351483 <text:s/>8.949969 <text:s/>9.122722 <text:s/>9.020969</text:span></text:p>
      <text:p text:style-name="P9"><text:s/><text:span text:style-name="T1">[19] <text:s/>9.653719 <text:s/>8.820969 <text:s/>8.746465 <text:s/>8.919217 <text:s/>8.817465 <text:s/>8.719217 <text:s/>9.450214 <text:s/>9.322722 <text:s/>8.818972 <text:s/>8.689972 <text:s/>8.591725 <text:s/>8.489972 11.917703 12.366827 11.734078 11.635830 11.534078 <text:s/>7.489972</text:span></text:p>
      <text:p text:style-name="P9"><text:s/><text:span text:style-name="T1">[37] <text:s/>7.435347 <text:s/>7.939096 <text:s/>7.208099 <text:s/>7.106347 10.959459 10.904833 10.775833 11.408582 10.575833 10.755954 10.701328 10.572329 10.474081 11.205078 <text:s/>5.480483 <text:s/>4.949486 <text:s/>5.480483 <text:s/>4.749486</text:span></text:p>
      <text:p text:style-name="P9"><text:s/><text:span text:style-name="T1">[55] <text:s/>4.647734 <text:s/>7.517220 <text:s/>7.966344 <text:s/>7.966344 <text:s/>7.235347 <text:s/>7.133595 <text:s/>8.579214 <text:s/>8.497341 <text:s/>9.028338 <text:s/>8.297341 <text:s/>8.195588 <text:s/>7.117220 <text:s/>7.035347 <text:s/>7.566344 <text:s/>7.566344 <text:s/>6.733595 <text:s/>6.913715 <text:s/>6.831842</text:span></text:p>
      <text:p text:style-name="P9"><text:soft-page-break/><text:s/><text:span text:style-name="T1">[73] <text:s/>7.362839 <text:s/>6.631842 <text:s/>7.362839 <text:s/>8.829969 <text:s/>8.298972 <text:s/>8.197220 <text:s/>8.829969 <text:s/>7.997220 10.866706 11.315830 10.683081 11.315830 10.483081 <text:s/>6.997220 <text:s/>6.915347 <text:s/>7.446344 <text:s/>7.446344 <text:s/>6.613595</text:span></text:p>
      <text:p text:style-name="P9"><text:s/><text:span text:style-name="T1">[91] 11.928700 11.846827 11.745075 12.377824 11.545075 10.263201 10.181328 10.079576 10.712325 10.712325 <text:s/>8.106465 <text:s/>7.575468 <text:s/>7.473715 <text:s/>7.375468 <text:s/>8.106465 10.143201 10.592325 <text:s/>9.959576</text:span></text:p>
      <text:p text:style-name="P10">[109] <text:s/>9.861328 10.592325 <text:s/>6.273715 <text:s/>6.191842 <text:s/>6.722839 <text:s/>5.991842 <text:s/>6.722839 <text:s/>9.743201 <text:s/>9.661328 <text:s/>9.559576 10.192325 10.192325 11.205195 11.123322 11.021570 10.923322 11.654319</text:p>
      <text:p text:style-name="P9"><text:s text:c="5"/><text:span text:style-name="T1">[,1] [,2] [,3]</text:span></text:p>
      <text:p text:style-name="P10">[1,] <text:s text:c="3"/>5 <text:s text:c="3"/>0 <text:s text:c="3"/>0</text:p>
      <text:p text:style-name="P10">[2,] <text:s text:c="3"/>1 <text:s text:c="3"/>3 <text:s text:c="3"/>0</text:p>
      <text:p text:style-name="P10">[3,] <text:s text:c="3"/>3 <text:s text:c="3"/>1 <text:s text:c="3"/>5</text:p>
      <text:p text:style-name="P10">[1] 1.600317 1.454179 1.417619</text:p>
      <text:p text:style-name="P10">[1] 3</text:p>
      <text:p text:style-name="P2"><text:span text:style-name="T1"/></text:p>
      <text:p text:style-name="P3"><text:span text:style-name="T1">So in the path selection the average cost + average cost to decay is better to use the path 315. Note. Both want to visit 3&amp;1 in some fashion.</text:span></text:p>
      <text:p text:style-name="P3"><text:span text:style-name="T1"/></text:p>
      <text:p text:style-name="P3"><text:span text:style-name="T1">For depth 4</text:span></text:p>
      <text:p text:style-name="P8"><text:bookmark text:name="rstudio_console_output6"/><text:span text:style-name="T1"><text:s text:c="5"/>[,1] [,2] [,3] [,4]</text:span></text:p>
      <text:p text:style-name="P10">[1,] <text:s text:c="3"/>5 <text:s text:c="3"/>0 <text:s text:c="3"/>0 <text:s text:c="3"/>0</text:p>
      <text:p text:style-name="P10">[2,] <text:s text:c="3"/>1 <text:s text:c="3"/>3 <text:s text:c="3"/>0 <text:s text:c="3"/>0</text:p>
      <text:p text:style-name="P10">[3,] <text:s text:c="3"/>3 <text:s text:c="3"/>1 <text:s text:c="3"/>5 <text:s text:c="3"/>0</text:p>
      <text:p text:style-name="P10">[4,] <text:s text:c="3"/>1 <text:s text:c="3"/>3 <text:s text:c="3"/>5 <text:s text:c="3"/>4</text:p>
      <text:p text:style-name="P10">[1] 1.600317 1.454179 1.417619 1.364920</text:p>
      <text:p text:style-name="P10">[1] 1</text:p>
      <text:p text:style-name="P3"><text:span text:style-name="T1"/></text:p>
      <text:p text:style-name="P3"><text:span text:style-name="T1">For depth 5</text:span></text:p>
      <text:p text:style-name="P8"><text:bookmark text:name="rstudio_console_output7"/><text:span text:style-name="T1"><text:s text:c="5"/>[,1] [,2] [,3] [,4] [,5]</text:span></text:p>
      <text:p text:style-name="P10">[1,] <text:s text:c="3"/>5 <text:s text:c="3"/>0 <text:s text:c="3"/>0 <text:s text:c="3"/>0 <text:s text:c="3"/>0</text:p>
      <text:p text:style-name="P10">[2,] <text:s text:c="3"/>1 <text:s text:c="3"/>3 <text:s text:c="3"/>0 <text:s text:c="3"/>0 <text:s text:c="3"/>0</text:p>
      <text:p text:style-name="P10">[3,] <text:s text:c="3"/>3 <text:s text:c="3"/>1 <text:s text:c="3"/>5 <text:s text:c="3"/>0 <text:s text:c="3"/>0</text:p>
      <text:p text:style-name="P10">[4,] <text:s text:c="3"/>1 <text:s text:c="3"/>3 <text:s text:c="3"/>5 <text:s text:c="3"/>4 <text:s text:c="3"/>0</text:p>
      <text:p text:style-name="P10">[5,] <text:s text:c="3"/>1 <text:s text:c="3"/>3 <text:s text:c="3"/>5 <text:s text:c="3"/>4 <text:s text:c="3"/>3</text:p>
      <text:p text:style-name="P10">[1] 1.600317 1.454179 1.417619 1.364920 1.338856</text:p>
      <text:p text:style-name="P10">[1] 1</text:p>
      <text:p text:style-name="P3"><text:span text:style-name="T1"/></text:p>
      <text:p text:style-name="P3"><text:span text:style-name="T1">For depth 6</text:span></text:p>
      <text:p text:style-name="P8"><text:bookmark text:name="rstudio_console_output8"/><text:span text:style-name="T1"><text:s text:c="5"/>[,1] [,2] [,3] [,4] [,5] [,6]</text:span></text:p>
      <text:p text:style-name="P10">[1,] <text:s text:c="3"/>5 <text:s text:c="3"/>0 <text:s text:c="3"/>0 <text:s text:c="3"/>0 <text:s text:c="3"/>0 <text:s text:c="3"/>0</text:p>
      <text:p text:style-name="P10">[2,] <text:s text:c="3"/>1 <text:s text:c="3"/>3 <text:s text:c="3"/>0 <text:s text:c="3"/>0 <text:s text:c="3"/>0 <text:s text:c="3"/>0</text:p>
      <text:p text:style-name="P10">[3,] <text:s text:c="3"/>3 <text:s text:c="3"/>1 <text:s text:c="3"/>5 <text:s text:c="3"/>0 <text:s text:c="3"/>0 <text:s text:c="3"/>0</text:p>
      <text:p text:style-name="P10">[4,] <text:s text:c="3"/>1 <text:s text:c="3"/>3 <text:s text:c="3"/>5 <text:s text:c="3"/>4 <text:s text:c="3"/>0 <text:s text:c="3"/>0</text:p>
      <text:p text:style-name="P10">[5,] <text:s text:c="3"/>1 <text:s text:c="3"/>3 <text:s text:c="3"/>5 <text:s text:c="3"/>4 <text:s text:c="3"/>3 <text:s text:c="3"/>0</text:p>
      <text:p text:style-name="P10">[6,] <text:s text:c="3"/>1 <text:s text:c="3"/>3 <text:s text:c="3"/>5 <text:s text:c="3"/>4 <text:s text:c="3"/>3 <text:s text:c="3"/>2</text:p>
      <text:p text:style-name="P10">[1] 1.600317 1.454179 1.417619 1.364920 1.338856 1.416083</text:p>
      <text:p text:style-name="P10">[1] 1</text:p>
      <text:p text:style-name="P3"><text:span text:style-name="T1"/></text:p>
      <text:p text:style-name="P3"><text:span text:style-name="T1">For depth 7</text:span></text:p>
      <text:p text:style-name="P8"><text:bookmark text:name="rstudio_console_output9"/><text:span text:style-name="T1"><text:s text:c="5"/>[,1] [,2] [,3] [,4] [,5] [,6] [,7]</text:span></text:p>
      <text:p text:style-name="P10">[1,] <text:s text:c="3"/>5 <text:s text:c="3"/>0 <text:s text:c="3"/>0 <text:s text:c="3"/>0 <text:s text:c="3"/>0 <text:s text:c="3"/>0 <text:s text:c="3"/>0</text:p>
      <text:p text:style-name="P10">[2,] <text:s text:c="3"/>1 <text:s text:c="3"/>3 <text:s text:c="3"/>0 <text:s text:c="3"/>0 <text:s text:c="3"/>0 <text:s text:c="3"/>0 <text:s text:c="3"/>0</text:p>
      <text:p text:style-name="P10">[3,] <text:s text:c="3"/>3 <text:s text:c="3"/>1 <text:s text:c="3"/>5 <text:s text:c="3"/>0 <text:s text:c="3"/>0 <text:s text:c="3"/>0 <text:s text:c="3"/>0</text:p>
      <text:p text:style-name="P10">[4,] <text:s text:c="3"/>1 <text:s text:c="3"/>3 <text:s text:c="3"/>5 <text:s text:c="3"/>4 <text:s text:c="3"/>0 <text:s text:c="3"/>0 <text:s text:c="3"/>0</text:p>
      <text:p text:style-name="P10">[5,] <text:s text:c="3"/>1 <text:s text:c="3"/>3 <text:s text:c="3"/>5 <text:s text:c="3"/>4 <text:s text:c="3"/>3 <text:s text:c="3"/>0 <text:s text:c="3"/>0</text:p>
      <text:p text:style-name="P10">[6,] <text:s text:c="3"/>1 <text:s text:c="3"/>3 <text:s text:c="3"/>5 <text:s text:c="3"/>4 <text:s text:c="3"/>3 <text:s text:c="3"/>2 <text:s text:c="3"/>0</text:p>
      <text:p text:style-name="P10">[7,] <text:s text:c="3"/>1 <text:s text:c="3"/>3 <text:s text:c="3"/>4 <text:s text:c="3"/>5 <text:s text:c="3"/>3 <text:s text:c="3"/>4 <text:s text:c="3"/>2</text:p>
      <text:p text:style-name="P10">[1] 1.600317 1.454179 1.417619 1.364920 1.338856 1.416083 1.408434</text:p>
      <text:p text:style-name="P10">[1] 1</text:p>
      <text:p text:style-name="P3"><text:span text:style-name="T1"/></text:p>
      <text:p text:style-name="P4"><text:span text:style-name="T1">It seems pretty clear that at depth 3 there is a blip in our path select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20:10.440719638</meta:creation-date>
    <dc:date>2018-05-24T14:54:00.614698722</dc:date>
    <meta:editing-duration>PT3M19S</meta:editing-duration>
    <meta:editing-cycles>1</meta:editing-cycles>
    <meta:document-statistic meta:table-count="0" meta:image-count="0" meta:object-count="0" meta:page-count="11" meta:paragraph-count="597" meta:word-count="3524" meta:character-count="20046" meta:non-whitespace-character-count="12680"/>
    <meta:generator>LibreOffice/5.3.6.1$Linux_X86_64 LibreOffice_project/30$Build-1</meta:generator>
  </office:meta>
</office:document-meta>
</file>